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Helvetica, Arial, sans-serif'" style:font-family-asian="'Helvetica, Arial, sans-serif'" style:font-family-complex="'Helvetica, Arial, sans-serif'" fo:background-color="transparent" fo:color="#000000"/>
    </style:style>
    <style:style style:name="T32" style:family="text">
      <style:text-properties fo:font-size="12.00pt" fo:font-weight="bold" fo:font-family="'Helvetica, Arial, sans-serif'" style:font-family-asian="'Helvetica, Arial, sans-serif'" style:font-family-complex="'Helvetica, Arial, sans-serif'" fo:background-color="transparent" fo:color="#000000"/>
    </style:style>
    <style:style style:name="T33" style:family="text">
      <style:text-properties fo:font-size="12.00pt" fo:font-weight="bold" fo:font-family="'Helvetica, Arial, sans-serif'" style:font-family-asian="'Helvetica, Arial, sans-serif'" style:font-family-complex="'Helvetica, Arial, sans-serif'" fo:background-color="transparent" fo:color="#000000" fo:font-style="italic"/>
    </style:style>
    <style:style style:name="T34" style:family="text">
      <style:text-properties fo:font-size="12.00pt" fo:font-weight="bold" fo:font-family="'Helvetica, Arial, sans-serif'" style:font-family-asian="'Helvetica, Arial, sans-serif'" style:font-family-complex="'Helvetica, Arial, sans-serif'" fo:background-color="transparent" fo:color="#000000"/>
    </style:style>
    <style:style style:name="T35" style:family="text">
      <style:text-properties fo:font-size="12.00pt" fo:font-weight="bold" fo:font-family="'Helvetica, Arial, sans-serif'" style:font-family-asian="'Helvetica, Arial, sans-serif'" style:font-family-complex="'Helvetica, Arial, sans-serif'" fo:background-color="transparent" fo:color="#000000" fo:font-style="italic"/>
    </style:style>
    <style:style style:name="T36" style:family="text">
      <style:text-properties fo:font-size="12.00pt" fo:font-weight="bold" fo:font-family="'Helvetica, Arial, sans-serif'" style:font-family-asian="'Helvetica, Arial, sans-serif'" style:font-family-complex="'Helvetica, Arial, sans-serif'" fo:background-color="transparent" fo:color="#000000" fo:font-style="italic"/>
    </style:style>
    <style:style style:name="T3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3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40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4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2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4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44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4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6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4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4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5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5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5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57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5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9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6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70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7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2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7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7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7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83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8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5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8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9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00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0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2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0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0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0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1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13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1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5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1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6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2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8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2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3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3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9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4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1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4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4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5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5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54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5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6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5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6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6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6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6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6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7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7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7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8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81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8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3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8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9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9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9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9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9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9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9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0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20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0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0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0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0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0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20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0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20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1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1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21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213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21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15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21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1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1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1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22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2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22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2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2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22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226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22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28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22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3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3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3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3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3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23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3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23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3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3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24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241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24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43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24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4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4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4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4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4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25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5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25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5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5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25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256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25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58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25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6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6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6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6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6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26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6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26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6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6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27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271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27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73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27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7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7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7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7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7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8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8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8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8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8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8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8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8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8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8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9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9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29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9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29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9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29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29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29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29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0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30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0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0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0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0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0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0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0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30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1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31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1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1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31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315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31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17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31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1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2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2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2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2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2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2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2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2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2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2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3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3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33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3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33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3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3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33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33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33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4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34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4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4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4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4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4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34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4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34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5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35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5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5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35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355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35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57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35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5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6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6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6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6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6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6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6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6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36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6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37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7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7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37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374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37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76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37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7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7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8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8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38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8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38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8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8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38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38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38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9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39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9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9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9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9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9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39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39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9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40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0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0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40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404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40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06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40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0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0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1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1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1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41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1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41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1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1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41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419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42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21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42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2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2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2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2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2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42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2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43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3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3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43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434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43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36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43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3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3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4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44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4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44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4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4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44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447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44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49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45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5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5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5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5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5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5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5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5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5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6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6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46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6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46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6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6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46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46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46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7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47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7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7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7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7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7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7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7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47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8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48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8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8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48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485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48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87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48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8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9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9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9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9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49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9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49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49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49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49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500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50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02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50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0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0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0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0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0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50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1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51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1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1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51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515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51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17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51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1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2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2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2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52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2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52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2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2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52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529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53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31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53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3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3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3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3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53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3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53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4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4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54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543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54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45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54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4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4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4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5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5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55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5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55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5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5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55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55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55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6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56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6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6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6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6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6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56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6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56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7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57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7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7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57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575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57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77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57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7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8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8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8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8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58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8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58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8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8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58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590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59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92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59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9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9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9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59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59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59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0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0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0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0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0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05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60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07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60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0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1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1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1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1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1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1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1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1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1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61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2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62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2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2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2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2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2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2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2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2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3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31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63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33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63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3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3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3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3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3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4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4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4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4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44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64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46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64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4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4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5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5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5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5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5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5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5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57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65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59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66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6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6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6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6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6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6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6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6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6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70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67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72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67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7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7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7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7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7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7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8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8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8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83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68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85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68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8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8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8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9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9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9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9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9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69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69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69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69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69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0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70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0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0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0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70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0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70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0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70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1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1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71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713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71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15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71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1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1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1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2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2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72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2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72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2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2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72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72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72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3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73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3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3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3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3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3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73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3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73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4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4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74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743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74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45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74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4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4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4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5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5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5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5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75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5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75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5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5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75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760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76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62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76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6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6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6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6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6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76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7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77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7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7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77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775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77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77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77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7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78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8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8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78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8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8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8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8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8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78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9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79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9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9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79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9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9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9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79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79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80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0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0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0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0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0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0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0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0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0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81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1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1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1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1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1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1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1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1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1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2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82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2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2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2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2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2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2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2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2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3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3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83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3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3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3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3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3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3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3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4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4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4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4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84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4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4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4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4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4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5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5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5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85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5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5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5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5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85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5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6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6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862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86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64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86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6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86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6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6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7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7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7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7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7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7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87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7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7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7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8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8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8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8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8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88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8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8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8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8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9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9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9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9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89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9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9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89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89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89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0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0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0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90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0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0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0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0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0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0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1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1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91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1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1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1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1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1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1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1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2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92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2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2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2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2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2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2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2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2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93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3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3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3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3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93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3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3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3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939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94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41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94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4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94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4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4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4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4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4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5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5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5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5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95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5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5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5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5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5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6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6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6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96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6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6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6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6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6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6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7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7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7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7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97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7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7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7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7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97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8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8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8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983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98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85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98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8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8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8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9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9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9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9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9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9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99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9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99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99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00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0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0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00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004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00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06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00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0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0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1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1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1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1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1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1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1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1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1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01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2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02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2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2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02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025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02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27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02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2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3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3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03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3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03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3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3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03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03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03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4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04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4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104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104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 fo:font-style="italic"/>
    </style:style>
    <style:style style:name="T104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4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04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4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04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5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5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05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053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05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55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05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5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5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5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6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6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06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6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06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6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6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06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06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06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7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07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7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7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7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07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7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07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7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7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08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081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08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83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08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8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8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8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08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8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09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9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9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09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094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09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96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09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09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09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0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10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0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10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0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0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10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107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10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09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11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1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1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1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11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1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11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1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1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11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120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12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22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12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2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2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2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2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2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2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13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3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13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3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3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13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136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13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38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13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4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4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4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14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4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14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4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4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14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149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15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51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15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5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5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5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15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5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15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5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6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16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162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16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64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16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6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6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6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16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7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17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7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7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17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175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17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77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17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7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8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8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18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8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18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8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8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18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18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18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9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19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9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9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9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19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9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19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19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19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0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01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20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03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20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0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0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0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0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0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1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1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1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1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14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21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16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21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1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1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2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2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2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2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2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2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2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27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22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29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23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3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3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3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3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3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3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3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3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3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40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24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42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24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4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4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4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4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4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4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5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5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5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53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25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55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25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5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5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5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6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6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6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6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6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6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66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26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68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26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7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7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7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7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7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7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7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7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7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79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28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81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28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8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8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8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8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8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8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8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9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9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292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29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94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29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9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29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29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29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0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0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0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0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30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05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30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07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30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0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1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1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31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1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1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1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1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31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1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31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2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32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2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2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2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32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2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2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2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2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33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31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33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33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33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3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3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3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33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3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4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4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4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34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44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34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46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34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4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4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5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35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5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5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5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5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35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57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35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59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36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6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6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6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36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6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6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6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6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6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7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37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72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37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74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37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7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7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7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7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38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8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8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8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8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38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86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38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88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38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9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9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9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9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9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39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9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39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39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39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40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401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40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03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40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0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0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0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40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0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41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1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41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1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1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41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416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41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18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41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2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2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2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42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2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42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2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2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42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429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43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31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43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3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3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3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43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3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43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3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4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44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442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44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44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44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4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4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4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4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45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5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45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5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5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45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456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45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58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45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6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6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6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6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6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6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6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46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6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46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7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7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47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473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47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75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47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7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7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7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8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8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8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48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8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48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8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8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48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489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49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91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49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9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9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9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49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49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49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49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50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01" style:family="text">
      <style:text-properties fo:font-size="10.00pt" fo:font-weight="normal" fo:font-family="Consolas" style:font-family-asian="Consolas" style:font-family-complex="Consolas" fo:background-color="transparent" fo:color="#3f5fbf" fo:font-style="italic"/>
    </style:style>
    <style:style style:name="T150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50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0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0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50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507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50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09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51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1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1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1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51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1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51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1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1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51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520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52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22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52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2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2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2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52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2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52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3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3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53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533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53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35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53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3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3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3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4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4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54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4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54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4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4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54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54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54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5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55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5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5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5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5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5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5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5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5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6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56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6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56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6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6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56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567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56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69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57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7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7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7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7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7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7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7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57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7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58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8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58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8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8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58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586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58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88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58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9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9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9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9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9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9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9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59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59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59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0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60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0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0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60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605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60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07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60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0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1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1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1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1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61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1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61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1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1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61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620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62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22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62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2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2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2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2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2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2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3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3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63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3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63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3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3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63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63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63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4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64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4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4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4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4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4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4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4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4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5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65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5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65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5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5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65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657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65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59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66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6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6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6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6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6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66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6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66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6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67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7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7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67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674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67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76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67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7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7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8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8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8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8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8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8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8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8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8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8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9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9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9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69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9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69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69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69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69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699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70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01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70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0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0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0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0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0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0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0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71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1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71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1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1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71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716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71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18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71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2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2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2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72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2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72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2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2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72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729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73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31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73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3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3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3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73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3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73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3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4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74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742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74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44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74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4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4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4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74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5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75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5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5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75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755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75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57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75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5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6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6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6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6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6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6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6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6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6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6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7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7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7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7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77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7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77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7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7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77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780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78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82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78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8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8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8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78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8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78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9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9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79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793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79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95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79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9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79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79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80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0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80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0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0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80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806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80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08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80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1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1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1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81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1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81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1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1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81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819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82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21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82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2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2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2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82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2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82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2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3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83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832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83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34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83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3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3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3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83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4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84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4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4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84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845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84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47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84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4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5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5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85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5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85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5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5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85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85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85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6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86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6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6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6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6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6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6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6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86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7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87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7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7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874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875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87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77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87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7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8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8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88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8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88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8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8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887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888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88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90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89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9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9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94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89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9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89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89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89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900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901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902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903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90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0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90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07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90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0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910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91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12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913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914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91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916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91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1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919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20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921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2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923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92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25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926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927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928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929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93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3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93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3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93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3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936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93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38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939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940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941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942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943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4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945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46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947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48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949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95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51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952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953" style:family="text">
      <style:text-properties fo:font-size="10.00pt" fo:font-weight="normal" fo:font-family="Consolas" style:font-family-asian="Consolas" style:font-family-complex="Consolas" fo:background-color="transparent" fo:color="#7f007f" fo:font-style="italic"/>
    </style:style>
    <style:style style:name="T195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955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1956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57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1958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59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960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61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962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63" style:family="text">
      <style:text-properties fo:font-size="10.00pt" fo:font-weight="normal" fo:font-family="Consolas" style:font-family-asian="Consolas" style:font-family-complex="Consolas" fo:background-color="transparent" fo:color="#3f7f7f" fo:font-style="italic"/>
    </style:style>
    <style:style style:name="T1964" style:family="text">
      <style:text-properties fo:font-size="10.00pt" fo:font-weight="normal" fo:font-family="Consolas" style:font-family-asian="Consolas" style:font-family-complex="Consolas" fo:background-color="transparent" fo:color="#008080" fo:font-style="italic"/>
    </style:style>
    <style:style style:name="T1965" style:family="text">
      <style:text-properties fo:font-size="10.00pt" fo:font-weight="normal" fo:font-family="Consolas" style:font-family-asian="Consolas" style:font-family-complex="Consolas" fo:background-color="transparent" style:use-window-font-color="true" fo:font-style="italic"/>
    </style:style>
    <style:style style:name="T1966" style:family="text">
      <style:text-properties fo:font-size="12.00pt" fo:font-weight="bold" fo:font-family="'Helvetica, Arial, sans-serif'" style:font-family-asian="'Helvetica, Arial, sans-serif'" style:font-family-complex="'Helvetica, Arial, sans-serif'" fo:background-color="transparent" fo:color="#000000" fo:font-style="italic"/>
    </style:style>
    <style:style style:name="T19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8" style:family="text">
      <style:text-properties fo:font-size="12.00pt" fo:font-weight="bold" fo:font-family="'Helvetica, Arial, sans-serif'" style:font-family-asian="'Helvetica, Arial, sans-serif'" style:font-family-complex="'Helvetica, Arial, sans-serif'" fo:background-color="transparent" fo:color="#000000"/>
    </style:style>
    <style:style style:name="T1969" style:family="text">
      <style:text-properties fo:font-size="12.00pt" fo:font-weight="bold" fo:font-family="'Helvetica, Arial, sans-serif'" style:font-family-asian="'Helvetica, Arial, sans-serif'" style:font-family-complex="'Helvetica, Arial, sans-serif'" fo:background-color="transparent" fo:color="#000000" fo:font-style="italic"/>
    </style:style>
    <style:style style:name="T19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971" style:family="text">
      <style:text-properties fo:font-size="14.00pt" fo:font-weight="bold" fo:font-family="Consolas" style:font-family-asian="Consolas" style:font-family-complex="Consolas" fo:background-color="transparent" style:use-window-font-color="true"/>
    </style:style>
    <style:style style:name="T19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73" style:family="text">
      <style:text-properties fo:font-size="10.00pt" fo:font-weight="bold" fo:font-family="Monospace" style:font-family-asian="Monospace" style:font-family-complex="Monospace" fo:background-color="transparent" fo:color="#000000"/>
    </style:style>
    <style:style style:name="T19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3.75pt" fo:text-indent="-3.75pt">
        <style:tab-stops>
          <style:tab-stop style:position="33.75pt" style:type="center"/>
          <style:tab-stop style:position="3285.90pt" style:type="center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3.75pt" fo:text-indent="-3.75pt">
        <style:tab-stops>
          <style:tab-stop style:position="33.75pt" style:type="center"/>
          <style:tab-stop style:position="3285.90pt" style:type="center"/>
        </style:tab-stops>
      </style:paragraph-properties>
    </style:style>
    <style:style style:name="P6" style:family="paragraph">
      <style:paragraph-properties fo:line-height="100.00%" fo:text-align="left" fo:margin-left="3.75pt" fo:text-indent="-3.75pt">
        <style:tab-stops>
          <style:tab-stop style:position="33.75pt" style:type="center"/>
          <style:tab-stop style:position="3285.90pt" style:type="center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3.75pt" fo:text-indent="-3.75pt">
        <style:tab-stops>
          <style:tab-stop style:position="33.75pt" style:type="center"/>
          <style:tab-stop style:position="3285.90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3.75pt" fo:text-indent="-3.75pt">
        <style:tab-stops>
          <style:tab-stop style:position="33.75pt" style:type="center"/>
          <style:tab-stop style:position="3285.90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3.75pt" fo:text-indent="-3.75pt">
        <style:tab-stops>
          <style:tab-stop style:position="33.75pt" style:type="center"/>
          <style:tab-stop style:position="3285.90pt" style:type="center"/>
        </style:tab-stops>
      </style:paragraph-properties>
    </style:style>
    <style:style style:name="P13" style:family="paragraph">
      <style:paragraph-properties fo:line-height="100.00%" fo:text-align="left" fo:margin-left="3.75pt" fo:text-indent="-3.75pt">
        <style:tab-stops>
          <style:tab-stop style:position="33.75pt" style:type="center"/>
          <style:tab-stop style:position="3285.90pt" style:type="center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3.75pt" fo:text-indent="-3.75pt">
        <style:tab-stops>
          <style:tab-stop style:position="33.75pt" style:type="center"/>
          <style:tab-stop style:position="3285.90pt" style:type="center"/>
        </style:tab-stops>
      </style:paragraph-properties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justify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justify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justify"/>
    </style:style>
    <style:style style:name="TableColumn0100" style:family="table-column">
      <style:table-column-properties style:column-width="0.520833in"/>
    </style:style>
    <style:style style:name="TableColumn0101" style:family="table-column">
      <style:table-column-properties style:column-width="6.406250in"/>
    </style:style>
    <style:style style:name="Table01" style:family="table">
      <style:table-properties style:width="6.9270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d6d6d6" fo:border-left="0.000694in solid #d6d6d6" fo:border-right="0.000694in solid #d6d6d6" fo:border-bottom="0.000694in solid #d6d6d6" fo:padding-left="0.052083in" fo:padding-right="0.052083in" fo:vertical-align="center" fo:background-color="#eeeeee"/>
    </style:style>
    <style:style style:name="TableCell010001" style:family="table-cell">
      <style:table-cell-properties fo:border-top="0.000694in solid #d6d6d6" fo:border-left="0.000694in solid #d6d6d6" fo:border-right="0.000694in solid #d6d6d6" fo:border-bottom="0.000694in solid #d6d6d6" fo:padding-left="0.052083in" fo:padding-right="0.052083in" fo:vertical-align="center" fo:background-color="#eeeeee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d6d6d6" fo:border-left="0.000694in solid #d6d6d6" fo:border-right="0.000694in solid #d6d6d6" fo:border-bottom="0.000694in solid #d6d6d6" fo:padding-left="0.052083in" fo:padding-right="0.052083in" fo:vertical-align="center" fo:background-color="#ffffff"/>
    </style:style>
    <style:style style:name="TableCell010101" style:family="table-cell">
      <style:table-cell-properties fo:border-top="0.000694in solid #d6d6d6" fo:border-left="0.000694in solid #d6d6d6" fo:border-right="0.000694in solid #d6d6d6" fo:border-bottom="0.000694in solid #d6d6d6" fo:padding-left="0.052083in" fo:padding-right="0.052083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d6d6d6" fo:border-left="0.000694in solid #d6d6d6" fo:border-right="0.000694in solid #d6d6d6" fo:border-bottom="0.000694in solid #d6d6d6" fo:padding-left="0.052083in" fo:padding-right="0.052083in" fo:vertical-align="center" fo:background-color="#ffffff"/>
    </style:style>
    <style:style style:name="TableCell010201" style:family="table-cell">
      <style:table-cell-properties fo:border-top="0.000694in solid #d6d6d6" fo:border-left="0.000694in solid #d6d6d6" fo:border-right="0.000694in solid #d6d6d6" fo:border-bottom="0.000694in solid #d6d6d6" fo:padding-left="0.052083in" fo:padding-right="0.052083in" fo:vertical-align="center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d6d6d6" fo:border-left="0.000694in solid #d6d6d6" fo:border-right="0.000694in solid #d6d6d6" fo:border-bottom="0.000694in solid #d6d6d6" fo:padding-left="0.052083in" fo:padding-right="0.052083in" fo:vertical-align="center" fo:background-color="#ffffff"/>
    </style:style>
    <style:style style:name="TableCell010301" style:family="table-cell">
      <style:table-cell-properties fo:border-top="0.000694in solid #d6d6d6" fo:border-left="0.000694in solid #d6d6d6" fo:border-right="0.000694in solid #d6d6d6" fo:border-bottom="0.000694in solid #d6d6d6" fo:padding-left="0.052083in" fo:padding-right="0.052083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d6d6d6" fo:border-right="0.000694in solid #d6d6d6" fo:border-bottom="0.000694in solid #d6d6d6" fo:padding-left="0.052083in" fo:padding-right="0.052083in" fo:vertical-align="center" fo:background-color="#ffffff"/>
    </style:style>
    <style:style style:name="TableCell010401" style:family="table-cell">
      <style:table-cell-properties fo:border-top="0.000694in solid #000000" fo:border-left="0.000694in solid #d6d6d6" fo:border-right="0.000694in solid #d6d6d6" fo:border-bottom="0.000694in solid #d6d6d6" fo:padding-left="0.052083in" fo:padding-right="0.052083in" fo:vertical-align="center" fo:background-color="#ffffff"/>
    </style:style>
  </office:automatic-styles>
  <office:body>
    <office:text>
      <text:p text:style-name="P1"><text:span text:style-name="T1">Thiết kế modun đa ngôn ngữ</text:span><text:span text:style-name="T2"/></text:p>
      <text:p text:style-name="P2"><text:span text:style-name="T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4">Step</text:span><text:span text:style-name="T5"/></text:p>
          </table:table-cell>
          <table:table-cell table:style-name="TableCell010001">
            <text:p text:style-name="P4"><text:span text:style-name="T6">Description</text:span><text:span text:style-name="T7"/></text:p>
          </table:table-cell>
        </table:table-row>
        <table:table-row table:style-name="TableRow0101">
          <table:table-cell table:style-name="TableCell010100">
            <text:p text:style-name="P7"><text:span text:style-name="T8">1</text:span><text:span text:style-name="T9"/></text:p>
          </table:table-cell>
          <table:table-cell table:style-name="TableCell010101">
            <text:p text:style-name="P7"><text:span text:style-name="T10">import ứng dụng androidOpac mới nhất và tiến hành thêm các chức n</text:span><text:span text:style-name="T11">ă</text:span><text:span text:style-name="T12">ng m</text:span><text:span text:style-name="T13">ớ</text:span><text:span text:style-name="T14">i</text:span><text:span text:style-name="T15"/></text:p>
          </table:table-cell>
        </table:table-row>
        <table:table-row table:style-name="TableRow0102">
          <table:table-cell table:style-name="TableCell010200">
            <text:p text:style-name="P9"><text:span text:style-name="T16">2</text:span><text:span text:style-name="T17"/></text:p>
          </table:table-cell>
          <table:table-cell table:style-name="TableCell010201">
            <text:p text:style-name="P9"><text:span text:style-name="T18">Thêm thư mục res/values-vi</text:span><text:span text:style-name="T19"/></text:p>
          </table:table-cell>
        </table:table-row>
        <table:table-row table:style-name="TableRow0103">
          <table:table-cell table:style-name="TableCell010300">
            <text:p text:style-name="P11"><text:span text:style-name="T20">3</text:span><text:span text:style-name="T21"/></text:p>
          </table:table-cell>
          <table:table-cell table:style-name="TableCell010301">
            <text:p text:style-name="P11"><text:span text:style-name="T22">Thêm mới và chỉnh sửa tập tin<text:s/></text:span><text:span text:style-name="T23"><text:s/>res/values-vi/strings.xml</text:span><text:span text:style-name="T24"/></text:p>
          </table:table-cell>
        </table:table-row>
        <table:table-row table:style-name="TableRow0104">
          <table:table-cell table:style-name="TableCell010400">
            <text:p text:style-name="P14"><text:span text:style-name="T25">4</text:span><text:span text:style-name="T26"/></text:p>
          </table:table-cell>
          <table:table-cell table:style-name="TableCell010401">
            <text:p text:style-name="P14"><text:span text:style-name="T27">Chạy ứng dụng thử trên<text:s/></text:span><text:span text:style-name="T28">Android emulator<text:s/></text:span><text:span text:style-name="T29">để kiểm tra kết quả</text:span><text:span text:style-name="T30"/></text:p>
          </table:table-cell>
        </table:table-row>
      </table:table>
      <text:p text:style-name="P16"><text:span text:style-name="T30"/></text:p>
      <text:p text:style-name="P16"><text:span text:style-name="T30"/></text:p>
      <text:p text:style-name="P16"><text:span text:style-name="T31">Chi tiết</text:span></text:p>
      <text:p text:style-name="P16"><text:span text:style-name="T32">Step 2<text:s text:c="4"/></text:span><text:span text:style-name="T33">res/values-vi</text:span></text:p>
      <text:p text:style-name="P17"><text:span text:style-name="T34">Step 3<text:s text:c="3"/></text:span><text:span text:style-name="T35">res/</text:span><text:span text:style-name="T36">values-vi/strings.xml</text:span></text:p>
      <text:p text:style-name="P18"><text:span text:style-name="T37">&lt;?</text:span><text:span text:style-name="T38">xml</text:span><text:span text:style-name="T39"><text:s/></text:span><text:span text:style-name="T40">version</text:span><text:span text:style-name="T41">=</text:span><text:span text:style-name="T42">"1.0"</text:span><text:span text:style-name="T43"><text:s/></text:span><text:span text:style-name="T44">encoding</text:span><text:span text:style-name="T45">=</text:span><text:span text:style-name="T46">"utf-8"</text:span><text:span text:style-name="T47">?&gt;</text:span><text:span text:style-name="T48"/></text:p>
      <text:p text:style-name="P18"><text:span text:style-name="T49">&lt;</text:span><text:span text:style-name="T50">resources</text:span><text:span text:style-name="T51">&gt;</text:span><text:span text:style-name="T52"/></text:p>
      <text:p text:style-name="P18"><text:span text:style-name="T52"/></text:p>
      <text:p text:style-name="P18"><text:span text:style-name="T53"><text:s text:c="4"/></text:span><text:span text:style-name="T54">&lt;</text:span><text:span text:style-name="T55">string</text:span><text:span text:style-name="T56"><text:s/></text:span><text:span text:style-name="T57">name</text:span><text:span text:style-name="T58">=</text:span><text:span text:style-name="T59">"app_name"</text:span><text:span text:style-name="T60">&gt;</text:span><text:span text:style-name="T61">Koha Việt Nam</text:span><text:span text:style-name="T62">&lt;/</text:span><text:span text:style-name="T63">string</text:span><text:span text:style-name="T64">&gt;</text:span><text:span text:style-name="T65"/></text:p>
      <text:p text:style-name="P18"><text:span text:style-name="T66"><text:s text:c="4"/></text:span><text:span text:style-name="T67">&lt;</text:span><text:span text:style-name="T68">string</text:span><text:span text:style-name="T69"><text:s/></text:span><text:span text:style-name="T70">name</text:span><text:span text:style-name="T71">=</text:span><text:span text:style-name="T72">"hello_worlid"</text:span><text:span text:style-name="T73">&gt;</text:span><text:span text:style-name="T74">Hello world!</text:span><text:span text:style-name="T75">&lt;/</text:span><text:span text:style-name="T76">string</text:span><text:span text:style-name="T77">&gt;</text:span><text:span text:style-name="T78"/></text:p>
      <text:p text:style-name="P18"><text:span text:style-name="T79"><text:s text:c="4"/></text:span><text:span text:style-name="T80">&lt;</text:span><text:span text:style-name="T81">string</text:span><text:span text:style-name="T82"><text:s/></text:span><text:span text:style-name="T83">name</text:span><text:span text:style-name="T84">=</text:span><text:span text:style-name="T85">"action_settings"</text:span><text:span text:style-name="T86">&gt;</text:span><text:span text:style-name="T87">C</text:span><text:span text:style-name="T88">à</text:span><text:span text:style-name="T89">i<text:s/></text:span><text:span text:style-name="T90">Đặ</text:span><text:span text:style-name="T91">t</text:span><text:span text:style-name="T92">&lt;/</text:span><text:span text:style-name="T93">string</text:span><text:span text:style-name="T94">&gt;</text:span><text:span text:style-name="T95"/></text:p>
      <text:p text:style-name="P18"><text:span text:style-name="T96"><text:s text:c="4"/></text:span><text:span text:style-name="T97">&lt;</text:span><text:span text:style-name="T98">string</text:span><text:span text:style-name="T99"><text:s/></text:span><text:span text:style-name="T100">name</text:span><text:span text:style-name="T101">=</text:span><text:span text:style-name="T102">"title_activity_child"</text:span><text:span text:style-name="T103">&gt;</text:span><text:span text:style-name="T104">ChildActivity</text:span><text:span text:style-name="T105">&lt;/</text:span><text:span text:style-name="T106">string</text:span><text:span text:style-name="T107">&gt;</text:span><text:span text:style-name="T108"/></text:p>
      <text:p text:style-name="P18"><text:span text:style-name="T109"><text:s text:c="4"/></text:span><text:span text:style-name="T110">&lt;</text:span><text:span text:style-name="T111">string</text:span><text:span text:style-name="T112"><text:s/></text:span><text:span text:style-name="T113">name</text:span><text:span text:style-name="T114">=</text:span><text:span text:style-name="T115">"menu_settings"</text:span><text:span text:style-name="T116">&gt;</text:span><text:span text:style-name="T117">Settings</text:span><text:span text:style-name="T118">&lt;/</text:span><text:span text:style-name="T119">string</text:span><text:span text:style-name="T120">&gt;</text:span><text:span text:style-name="T121"/></text:p>
      <text:p text:style-name="P18"><text:span text:style-name="T122"><text:s text:c="4"/></text:span><text:span text:style-name="T123">&lt;</text:span><text:span text:style-name="T124">string</text:span><text:span text:style-name="T125"><text:s/></text:span><text:span text:style-name="T126">name</text:span><text:span text:style-name="T127">=</text:span><text:span text:style-name="T128">"label"</text:span><text:span text:style-name="T129">&gt;</text:span><text:span text:style-name="T130">Koha Việt Nam</text:span><text:span text:style-name="T131">&lt;/</text:span><text:span text:style-name="T132">string</text:span><text:span text:style-name="T133">&gt;</text:span><text:span text:style-name="T134"/></text:p>
      <text:p text:style-name="P18"><text:span text:style-name="T135"><text:s text:c="4"/></text:span><text:span text:style-name="T136">&lt;</text:span><text:span text:style-name="T137">string</text:span><text:span text:style-name="T138"><text:s/></text:span><text:span text:style-name="T139">name</text:span><text:span text:style-name="T140">=</text:span><text:span text:style-name="T141">"my_books_button"</text:span><text:span text:style-name="T142">&gt;</text:span><text:span text:style-name="T143">Tủ S</text:span><text:span text:style-name="T144">á</text:span><text:span text:style-name="T145">ch</text:span><text:span text:style-name="T146">&lt;/</text:span><text:span text:style-name="T147">string</text:span><text:span text:style-name="T148">&gt;</text:span><text:span text:style-name="T149"/></text:p>
      <text:p text:style-name="P18"><text:span text:style-name="T150"><text:s text:c="4"/></text:span><text:span text:style-name="T151">&lt;</text:span><text:span text:style-name="T152">string</text:span><text:span text:style-name="T153"><text:s/></text:span><text:span text:style-name="T154">name</text:span><text:span text:style-name="T155">=</text:span><text:span text:style-name="T156">"login_button"</text:span><text:span text:style-name="T157">&gt;</text:span><text:span text:style-name="T158">Đă</text:span><text:span text:style-name="T159">ng Nhập</text:span><text:span text:style-name="T160">&lt;/</text:span><text:span text:style-name="T161">string</text:span><text:span text:style-name="T162">&gt;</text:span><text:span text:style-name="T163"/></text:p>
      <text:p text:style-name="P18"><text:span text:style-name="T164"><text:s text:c="4"/></text:span><text:span text:style-name="T165">&lt;</text:span><text:span text:style-name="T166">string</text:span><text:span text:style-name="T167"><text:s/></text:span><text:span text:style-name="T168">name</text:span><text:span text:style-name="T169">=</text:span><text:span text:style-name="T170">"share_button"</text:span><text:span text:style-name="T171">&gt;</text:span><text:span text:style-name="T172">Share URL</text:span><text:span text:style-name="T173">&lt;/</text:span><text:span text:style-name="T174">string</text:span><text:span text:style-name="T175">&gt;</text:span><text:span text:style-name="T176"/></text:p>
      <text:p text:style-name="P18"><text:span text:style-name="T177"><text:s text:c="4"/></text:span><text:span text:style-name="T178">&lt;</text:span><text:span text:style-name="T179">string</text:span><text:span text:style-name="T180"><text:s/></text:span><text:span text:style-name="T181">name</text:span><text:span text:style-name="T182">=</text:span><text:span text:style-name="T183">"user_not_logged"</text:span><text:span text:style-name="T184">&gt;</text:span><text:span text:style-name="T185">Bạn Ch</text:span><text:span text:style-name="T186">ư</text:span><text:span text:style-name="T187">a<text:s/></text:span><text:span text:style-name="T188">Đă</text:span><text:span text:style-name="T189">ng Nhập</text:span><text:span text:style-name="T190">&lt;/</text:span><text:span text:style-name="T191">string</text:span><text:span text:style-name="T192">&gt;</text:span><text:span text:style-name="T193"/></text:p>
      <text:p text:style-name="P18"><text:span text:style-name="T194"><text:s text:c="4"/></text:span><text:span text:style-name="T195">&lt;</text:span><text:span text:style-name="T196">string</text:span><text:span text:style-name="T197"><text:s/></text:span><text:span text:style-name="T198">name</text:span><text:span text:style-name="T199">=</text:span><text:span text:style-name="T200">"user_logged"</text:span><text:span text:style-name="T201">&gt;</text:span><text:span text:style-name="T202">Xin Ch</text:span><text:span text:style-name="T203">à</text:span><text:span text:style-name="T204">o</text:span><text:span text:style-name="T205">&lt;/</text:span><text:span text:style-name="T206">string</text:span><text:span text:style-name="T207">&gt;</text:span><text:span text:style-name="T208"/></text:p>
      <text:p text:style-name="P18"><text:span text:style-name="T209"><text:s text:c="4"/></text:span><text:span text:style-name="T210">&lt;</text:span><text:span text:style-name="T211">string</text:span><text:span text:style-name="T212"><text:s/></text:span><text:span text:style-name="T213">name</text:span><text:span text:style-name="T214">=</text:span><text:span text:style-name="T215">"credits_button"</text:span><text:span text:style-name="T216">&gt;</text:span><text:span text:style-name="T217">Credits</text:span><text:span text:style-name="T218">&lt;/</text:span><text:span text:style-name="T219">string</text:span><text:span text:style-name="T220">&gt;</text:span><text:span text:style-name="T221"/></text:p>
      <text:p text:style-name="P18"><text:span text:style-name="T222"><text:s text:c="4"/></text:span><text:span text:style-name="T223">&lt;</text:span><text:span text:style-name="T224">string</text:span><text:span text:style-name="T225"><text:s/></text:span><text:span text:style-name="T226">name</text:span><text:span text:style-name="T227">=</text:span><text:span text:style-name="T228">"button_remove"</text:span><text:span text:style-name="T229">&gt;</text:span><text:span text:style-name="T230">X</text:span><text:span text:style-name="T231">ó</text:span><text:span text:style-name="T232">a</text:span><text:span text:style-name="T233">&lt;/</text:span><text:span text:style-name="T234">string</text:span><text:span text:style-name="T235">&gt;</text:span><text:span text:style-name="T236"/></text:p>
      <text:p text:style-name="P18"><text:span text:style-name="T237"><text:s text:c="4"/></text:span><text:span text:style-name="T238">&lt;</text:span><text:span text:style-name="T239">string</text:span><text:span text:style-name="T240"><text:s/></text:span><text:span text:style-name="T241">name</text:span><text:span text:style-name="T242">=</text:span><text:span text:style-name="T243">"button_save"</text:span><text:span text:style-name="T244">&gt;</text:span><text:span text:style-name="T245">L</text:span><text:span text:style-name="T246">ư</text:span><text:span text:style-name="T247">u</text:span><text:span text:style-name="T248">&lt;/</text:span><text:span text:style-name="T249">string</text:span><text:span text:style-name="T250">&gt;</text:span><text:span text:style-name="T251"/></text:p>
      <text:p text:style-name="P18"><text:span text:style-name="T252"><text:s text:c="4"/></text:span><text:span text:style-name="T253">&lt;</text:span><text:span text:style-name="T254">string</text:span><text:span text:style-name="T255"><text:s/></text:span><text:span text:style-name="T256">name</text:span><text:span text:style-name="T257">=</text:span><text:span text:style-name="T258">"information"</text:span><text:span text:style-name="T259">&gt;</text:span><text:span text:style-name="T260">Th</text:span><text:span text:style-name="T261">ô</text:span><text:span text:style-name="T262">ng Tin</text:span><text:span text:style-name="T263">&lt;/</text:span><text:span text:style-name="T264">string</text:span><text:span text:style-name="T265">&gt;</text:span><text:span text:style-name="T266"/></text:p>
      <text:p text:style-name="P18"><text:span text:style-name="T267"><text:s text:c="4"/></text:span><text:span text:style-name="T268">&lt;</text:span><text:span text:style-name="T269">string</text:span><text:span text:style-name="T270"><text:s/></text:span><text:span text:style-name="T271">name</text:span><text:span text:style-name="T272">=</text:span><text:span text:style-name="T273">"favorite_book"</text:span><text:span text:style-name="T274">&gt;</text:span><text:span text:style-name="T275">Ch</text:span><text:span text:style-name="T276">ư</text:span><text:span text:style-name="T277">a C</text:span><text:span text:style-name="T278">ó</text:span><text:span text:style-name="T279"><text:s/>Quyển S</text:span><text:span text:style-name="T280">á</text:span><text:span text:style-name="T281">ch N</text:span><text:span text:style-name="T282">à</text:span><text:span text:style-name="T283">o.H</text:span><text:span text:style-name="T284">ã</text:span><text:span text:style-name="T285">y T</text:span><text:span text:style-name="T286">ì</text:span><text:span text:style-name="T287">m Kiếm V</text:span><text:span text:style-name="T288">à</text:span><text:span text:style-name="T289"><text:s/>Chọn Một</text:span><text:span text:style-name="T290">&lt;/</text:span><text:span text:style-name="T291">string</text:span><text:span text:style-name="T292">&gt;</text:span><text:span text:style-name="T293"/></text:p>
      <text:p text:style-name="P18"><text:span text:style-name="T294"><text:s text:c="4"/></text:span><text:span text:style-name="T295">&lt;</text:span><text:span text:style-name="T296">string</text:span><text:span text:style-name="T297"><text:s/></text:span><text:span text:style-name="T298">name</text:span><text:span text:style-name="T299">=</text:span><text:span text:style-name="T300">"remove"</text:span><text:span text:style-name="T301">&gt;</text:span><text:span text:style-name="T302">Quyển Tiếp Theo<text:s/></text:span><text:span text:style-name="T303">Đượ</text:span><text:span text:style-name="T304">c Chọn<text:s/></text:span><text:span text:style-name="T305">Để</text:span><text:span text:style-name="T306"><text:s/>Bỏ...\n</text:span><text:span text:style-name="T307">&lt;/</text:span><text:span text:style-name="T308">string</text:span><text:span text:style-name="T309">&gt;</text:span><text:span text:style-name="T310"/></text:p>
      <text:p text:style-name="P18"><text:span text:style-name="T311"><text:s text:c="4"/></text:span><text:span text:style-name="T312">&lt;</text:span><text:span text:style-name="T313">string</text:span><text:span text:style-name="T314"><text:s/></text:span><text:span text:style-name="T315">name</text:span><text:span text:style-name="T316">=</text:span><text:span text:style-name="T317">"click_save"</text:span><text:span text:style-name="T318">&gt;</text:span><text:span text:style-name="T319">\nẤn \"L</text:span><text:span text:style-name="T320">ư</text:span><text:span text:style-name="T321">u\"<text:s/></text:span><text:span text:style-name="T322">Để</text:span><text:span text:style-name="T323"><text:s/>L</text:span><text:span text:style-name="T324">ư</text:span><text:span text:style-name="T325">u Những Quyển Ch</text:span><text:span text:style-name="T326">ư</text:span><text:span text:style-name="T327">a<text:s/></text:span><text:span text:style-name="T328">Đượ</text:span><text:span text:style-name="T329">c Chọn ...\n</text:span><text:span text:style-name="T330">&lt;/</text:span><text:span text:style-name="T331">string</text:span><text:span text:style-name="T332">&gt;</text:span><text:span text:style-name="T333"/></text:p>
      <text:p text:style-name="P18"><text:span text:style-name="T334"><text:s text:c="4"/></text:span><text:span text:style-name="T335">&lt;</text:span><text:span text:style-name="T336">string</text:span><text:span text:style-name="T337"><text:s/></text:span><text:span text:style-name="T338">name</text:span><text:span text:style-name="T339">=</text:span><text:span text:style-name="T340">"save"</text:span><text:span text:style-name="T341">&gt;</text:span><text:span text:style-name="T342">Đ</text:span><text:span text:style-name="T343">ã</text:span><text:span text:style-name="T344"><text:s/>L</text:span><text:span text:style-name="T345">ư</text:span><text:span text:style-name="T346">u...\n</text:span><text:span text:style-name="T347">&lt;/</text:span><text:span text:style-name="T348">string</text:span><text:span text:style-name="T349">&gt;</text:span><text:span text:style-name="T350"/></text:p>
      <text:p text:style-name="P18"><text:span text:style-name="T351"><text:s text:c="4"/></text:span><text:span text:style-name="T352">&lt;</text:span><text:span text:style-name="T353">string</text:span><text:span text:style-name="T354"><text:s/></text:span><text:span text:style-name="T355">name</text:span><text:span text:style-name="T356">=</text:span><text:span text:style-name="T357">"message"</text:span><text:span text:style-name="T358">&gt;</text:span><text:span text:style-name="T359">Bạn C</text:span><text:span text:style-name="T360">ó</text:span><text:span text:style-name="T361"><text:s/>Muốn Tho</text:span><text:span text:style-name="T362">á</text:span><text:span text:style-name="T363">t Kh</text:span><text:span text:style-name="T364">ô</text:span><text:span text:style-name="T365">ng</text:span><text:span text:style-name="T366">&lt;/</text:span><text:span text:style-name="T367">string</text:span><text:span text:style-name="T368">&gt;</text:span><text:span text:style-name="T369"/></text:p>
      <text:p text:style-name="P18"><text:span text:style-name="T370"><text:s text:c="4"/></text:span><text:span text:style-name="T371">&lt;</text:span><text:span text:style-name="T372">string</text:span><text:span text:style-name="T373"><text:s/></text:span><text:span text:style-name="T374">name</text:span><text:span text:style-name="T375">=</text:span><text:span text:style-name="T376">"positive"</text:span><text:span text:style-name="T377">&gt;</text:span><text:span text:style-name="T378">C</text:span><text:span text:style-name="T379">ó</text:span><text:span text:style-name="T380">&lt;/</text:span><text:span text:style-name="T381">string</text:span><text:span text:style-name="T382">&gt;</text:span><text:span text:style-name="T383"/></text:p>
      <text:p text:style-name="P18"><text:span text:style-name="T384"><text:s text:c="4"/></text:span><text:span text:style-name="T385">&lt;</text:span><text:span text:style-name="T386">string</text:span><text:span text:style-name="T387"><text:s/></text:span><text:span text:style-name="T388">name</text:span><text:span text:style-name="T389">=</text:span><text:span text:style-name="T390">"negative"</text:span><text:span text:style-name="T391">&gt;</text:span><text:span text:style-name="T392">Kh</text:span><text:span text:style-name="T393">ô</text:span><text:span text:style-name="T394">ng</text:span><text:span text:style-name="T395">&lt;/</text:span><text:span text:style-name="T396">string</text:span><text:span text:style-name="T397">&gt;</text:span><text:span text:style-name="T398"><text:s/></text:span><text:span text:style-name="T399"/></text:p>
      <text:p text:style-name="P18"><text:span text:style-name="T400"><text:s text:c="4"/></text:span><text:span text:style-name="T401">&lt;</text:span><text:span text:style-name="T402">string</text:span><text:span text:style-name="T403"><text:s/></text:span><text:span text:style-name="T404">name</text:span><text:span text:style-name="T405">=</text:span><text:span text:style-name="T406">"search_button"</text:span><text:span text:style-name="T407">&gt;</text:span><text:span text:style-name="T408">T</text:span><text:span text:style-name="T409">ì</text:span><text:span text:style-name="T410">m Kiếm</text:span><text:span text:style-name="T411">&lt;/</text:span><text:span text:style-name="T412">string</text:span><text:span text:style-name="T413">&gt;</text:span><text:span text:style-name="T414"/></text:p>
      <text:p text:style-name="P18"><text:span text:style-name="T415"><text:s text:c="4"/></text:span><text:span text:style-name="T416">&lt;</text:span><text:span text:style-name="T417">string</text:span><text:span text:style-name="T418"><text:s/></text:span><text:span text:style-name="T419">name</text:span><text:span text:style-name="T420">=</text:span><text:span text:style-name="T421">"searchresults"</text:span><text:span text:style-name="T422">&gt;</text:span><text:span text:style-name="T423">Kết Quả T</text:span><text:span text:style-name="T424">ì</text:span><text:span text:style-name="T425">m Kiếm</text:span><text:span text:style-name="T426">&lt;/</text:span><text:span text:style-name="T427">string</text:span><text:span text:style-name="T428">&gt;</text:span><text:span text:style-name="T429"/></text:p>
      <text:p text:style-name="P18"><text:span text:style-name="T430"><text:s text:c="4"/></text:span><text:span text:style-name="T431">&lt;</text:span><text:span text:style-name="T432">string</text:span><text:span text:style-name="T433"><text:s/></text:span><text:span text:style-name="T434">name</text:span><text:span text:style-name="T435">=</text:span><text:span text:style-name="T436">"itemdetails"</text:span><text:span text:style-name="T437">&gt;</text:span><text:span text:style-name="T438">Chi Tiết</text:span><text:span text:style-name="T439">&lt;/</text:span><text:span text:style-name="T440">string</text:span><text:span text:style-name="T441">&gt;</text:span><text:span text:style-name="T442"/></text:p>
      <text:p text:style-name="P18"><text:span text:style-name="T443"><text:s text:c="4"/></text:span><text:span text:style-name="T444">&lt;</text:span><text:span text:style-name="T445">string</text:span><text:span text:style-name="T446"><text:s/></text:span><text:span text:style-name="T447">name</text:span><text:span text:style-name="T448">=</text:span><text:span text:style-name="T449">"search_term_max"</text:span><text:span text:style-name="T450">&gt;</text:span><text:span text:style-name="T451">Đ</text:span><text:span text:style-name="T452">ã</text:span><text:span text:style-name="T453"><text:s/>Tối<text:s/></text:span><text:span text:style-name="T454">Đ</text:span><text:span text:style-name="T455">a<text:s/></text:span><text:span text:style-name="T456">Đ</text:span><text:span text:style-name="T457">iều Kiện T</text:span><text:span text:style-name="T458">ì</text:span><text:span text:style-name="T459">m Kiếm</text:span><text:span text:style-name="T460">&lt;/</text:span><text:span text:style-name="T461">string</text:span><text:span text:style-name="T462">&gt;</text:span><text:span text:style-name="T463"/></text:p>
      <text:p text:style-name="P18"><text:span text:style-name="T464"><text:s text:c="4"/></text:span><text:span text:style-name="T465">&lt;</text:span><text:span text:style-name="T466">string</text:span><text:span text:style-name="T467"><text:s/></text:span><text:span text:style-name="T468">name</text:span><text:span text:style-name="T469">=</text:span><text:span text:style-name="T470">"menu_preferences"</text:span><text:span text:style-name="T471">&gt;</text:span><text:span text:style-name="T472">C</text:span><text:span text:style-name="T473">à</text:span><text:span text:style-name="T474">i<text:s/></text:span><text:span text:style-name="T475">Đặ</text:span><text:span text:style-name="T476">t</text:span><text:span text:style-name="T477">&lt;/</text:span><text:span text:style-name="T478">string</text:span><text:span text:style-name="T479">&gt;</text:span><text:span text:style-name="T480"/></text:p>
      <text:p text:style-name="P18"><text:span text:style-name="T481"><text:s text:c="4"/></text:span><text:span text:style-name="T482">&lt;</text:span><text:span text:style-name="T483">string</text:span><text:span text:style-name="T484"><text:s/></text:span><text:span text:style-name="T485">name</text:span><text:span text:style-name="T486">=</text:span><text:span text:style-name="T487">"menu_search"</text:span><text:span text:style-name="T488">&gt;</text:span><text:span text:style-name="T489">T</text:span><text:span text:style-name="T490">ì</text:span><text:span text:style-name="T491">m</text:span><text:span text:style-name="T492">&lt;/</text:span><text:span text:style-name="T493">string</text:span><text:span text:style-name="T494">&gt;</text:span><text:span text:style-name="T495"/></text:p>
      <text:p text:style-name="P18"><text:span text:style-name="T496"><text:s text:c="4"/></text:span><text:span text:style-name="T497">&lt;</text:span><text:span text:style-name="T498">string</text:span><text:span text:style-name="T499"><text:s/></text:span><text:span text:style-name="T500">name</text:span><text:span text:style-name="T501">=</text:span><text:span text:style-name="T502">"menu_info"</text:span><text:span text:style-name="T503">&gt;</text:span><text:span text:style-name="T504">Th</text:span><text:span text:style-name="T505">ô</text:span><text:span text:style-name="T506">ng Tin</text:span><text:span text:style-name="T507">&lt;/</text:span><text:span text:style-name="T508">string</text:span><text:span text:style-name="T509">&gt;</text:span><text:span text:style-name="T510"/></text:p>
      <text:p text:style-name="P18"><text:span text:style-name="T511"><text:s text:c="4"/></text:span><text:span text:style-name="T512">&lt;</text:span><text:span text:style-name="T513">string</text:span><text:span text:style-name="T514"><text:s/></text:span><text:span text:style-name="T515">name</text:span><text:span text:style-name="T516">=</text:span><text:span text:style-name="T517">"menu_login"</text:span><text:span text:style-name="T518">&gt;</text:span><text:span text:style-name="T519">Đă</text:span><text:span text:style-name="T520">ng Nhập</text:span><text:span text:style-name="T521">&lt;/</text:span><text:span text:style-name="T522">string</text:span><text:span text:style-name="T523">&gt;</text:span><text:span text:style-name="T524"/></text:p>
      <text:p text:style-name="P18"><text:span text:style-name="T525"><text:s text:c="4"/></text:span><text:span text:style-name="T526">&lt;</text:span><text:span text:style-name="T527">string</text:span><text:span text:style-name="T528"><text:s/></text:span><text:span text:style-name="T529">name</text:span><text:span text:style-name="T530">=</text:span><text:span text:style-name="T531">"menu_logout"</text:span><text:span text:style-name="T532">&gt;</text:span><text:span text:style-name="T533">Đă</text:span><text:span text:style-name="T534">ng Xuất</text:span><text:span text:style-name="T535">&lt;/</text:span><text:span text:style-name="T536">string</text:span><text:span text:style-name="T537">&gt;</text:span><text:span text:style-name="T538"/></text:p>
      <text:p text:style-name="P18"><text:span text:style-name="T539"><text:s text:c="4"/></text:span><text:span text:style-name="T540">&lt;</text:span><text:span text:style-name="T541">string</text:span><text:span text:style-name="T542"><text:s/></text:span><text:span text:style-name="T543">name</text:span><text:span text:style-name="T544">=</text:span><text:span text:style-name="T545">"menu_reset"</text:span><text:span text:style-name="T546">&gt;</text:span><text:span text:style-name="T547">L</text:span><text:span text:style-name="T548">à</text:span><text:span text:style-name="T549">m Mới</text:span><text:span text:style-name="T550">&lt;/</text:span><text:span text:style-name="T551">string</text:span><text:span text:style-name="T552">&gt;</text:span><text:span text:style-name="T553"/></text:p>
      <text:p text:style-name="P18"><text:span text:style-name="T554"><text:s text:c="4"/></text:span><text:span text:style-name="T555">&lt;</text:span><text:span text:style-name="T556">string</text:span><text:span text:style-name="T557"><text:s/></text:span><text:span text:style-name="T558">name</text:span><text:span text:style-name="T559">=</text:span><text:span text:style-name="T560">"menu_scan"</text:span><text:span text:style-name="T561">&gt;</text:span><text:span text:style-name="T562">Quy</text:span><text:span text:style-name="T563">é</text:span><text:span text:style-name="T564">t</text:span><text:span text:style-name="T565">&lt;/</text:span><text:span text:style-name="T566">string</text:span><text:span text:style-name="T567">&gt;</text:span><text:span text:style-name="T568"/></text:p>
      <text:p text:style-name="P18"><text:span text:style-name="T569"><text:s text:c="4"/></text:span><text:span text:style-name="T570"/></text:p>
      <text:p text:style-name="P18"><text:span text:style-name="T571"><text:s text:c="4"/></text:span><text:span text:style-name="T572">&lt;</text:span><text:span text:style-name="T573">string</text:span><text:span text:style-name="T574"><text:s/></text:span><text:span text:style-name="T575">name</text:span><text:span text:style-name="T576">=</text:span><text:span text:style-name="T577">"prefcat_advanced"</text:span><text:span text:style-name="T578">&gt;</text:span><text:span text:style-name="T579">N</text:span><text:span text:style-name="T580">â</text:span><text:span text:style-name="T581">ng Cao</text:span><text:span text:style-name="T582">&lt;/</text:span><text:span text:style-name="T583">string</text:span><text:span text:style-name="T584">&gt;</text:span><text:span text:style-name="T585"/></text:p>
      <text:p text:style-name="P18"><text:span text:style-name="T586"><text:s text:c="4"/></text:span><text:span text:style-name="T587">&lt;</text:span><text:span text:style-name="T588">string</text:span><text:span text:style-name="T589"><text:s/></text:span><text:span text:style-name="T590">name</text:span><text:span text:style-name="T591">=</text:span><text:span text:style-name="T592">"prefcat_debug"</text:span><text:span text:style-name="T593">&gt;</text:span><text:span text:style-name="T594">G</text:span><text:span text:style-name="T595">õ</text:span><text:span text:style-name="T596"><text:s/>Rối</text:span><text:span text:style-name="T597">&lt;/</text:span><text:span text:style-name="T598">string</text:span><text:span text:style-name="T599">&gt;</text:span><text:span text:style-name="T600"/></text:p>
      <text:p text:style-name="P18"><text:span text:style-name="T600"/></text:p>
      <text:p text:style-name="P18"><text:span text:style-name="T601"><text:s text:c="4"/></text:span><text:span text:style-name="T602">&lt;</text:span><text:span text:style-name="T603">string</text:span><text:span text:style-name="T604"><text:s/></text:span><text:span text:style-name="T605">name</text:span><text:span text:style-name="T606">=</text:span><text:span text:style-name="T607">"pref_base_url_key"</text:span><text:span text:style-name="T608">&gt;</text:span><text:span text:style-name="T609">base.url</text:span><text:span text:style-name="T610">&lt;/</text:span><text:span text:style-name="T611">string</text:span><text:span text:style-name="T612">&gt;</text:span><text:span text:style-name="T613"/></text:p>
      <text:p text:style-name="P18"><text:span text:style-name="T614"><text:s text:c="4"/></text:span><text:span text:style-name="T615">&lt;</text:span><text:span text:style-name="T616">string</text:span><text:span text:style-name="T617"><text:s/></text:span><text:span text:style-name="T618">name</text:span><text:span text:style-name="T619">=</text:span><text:span text:style-name="T620">"pref_base_url_title"</text:span><text:span text:style-name="T621">&gt;</text:span><text:span text:style-name="T622">Nguồn URL</text:span><text:span text:style-name="T623">&lt;/</text:span><text:span text:style-name="T624">string</text:span><text:span text:style-name="T625">&gt;</text:span><text:span text:style-name="T626"/></text:p>
      <text:p text:style-name="P18"><text:span text:style-name="T627"><text:s text:c="4"/></text:span><text:span text:style-name="T628">&lt;</text:span><text:span text:style-name="T629">string</text:span><text:span text:style-name="T630"><text:s/></text:span><text:span text:style-name="T631">name</text:span><text:span text:style-name="T632">=</text:span><text:span text:style-name="T633">"pref_base_url_summary"</text:span><text:span text:style-name="T634">&gt;</text:span><text:span text:style-name="T635">Enter the base Koha URL.</text:span><text:span text:style-name="T636">&lt;/</text:span><text:span text:style-name="T637">string</text:span><text:span text:style-name="T638">&gt;</text:span><text:span text:style-name="T639"/></text:p>
      <text:p text:style-name="P18"><text:span text:style-name="T640"><text:s text:c="4"/></text:span><text:span text:style-name="T641">&lt;</text:span><text:span text:style-name="T642">string</text:span><text:span text:style-name="T643"><text:s/></text:span><text:span text:style-name="T644">name</text:span><text:span text:style-name="T645">=</text:span><text:span text:style-name="T646">"base_url"</text:span><text:span text:style-name="T647">&gt;</text:span><text:span text:style-name="T648">http://koha.vn/cgi-bin/koha/</text:span><text:span text:style-name="T649">&lt;/</text:span><text:span text:style-name="T650">string</text:span><text:span text:style-name="T651">&gt;</text:span><text:span text:style-name="T652"/></text:p>
      <text:p text:style-name="P18"><text:span text:style-name="T652"/></text:p>
      <text:p text:style-name="P18"><text:span text:style-name="T653"><text:s text:c="4"/></text:span><text:span text:style-name="T654">&lt;</text:span><text:span text:style-name="T655">string</text:span><text:span text:style-name="T656"><text:s/></text:span><text:span text:style-name="T657">name</text:span><text:span text:style-name="T658">=</text:span><text:span text:style-name="T659">"pref_login_url_key"</text:span><text:span text:style-name="T660">&gt;</text:span><text:span text:style-name="T661">login.url</text:span><text:span text:style-name="T662">&lt;/</text:span><text:span text:style-name="T663">string</text:span><text:span text:style-name="T664">&gt;</text:span><text:span text:style-name="T665"/></text:p>
      <text:p text:style-name="P18"><text:span text:style-name="T666"><text:s text:c="4"/></text:span><text:span text:style-name="T667">&lt;</text:span><text:span text:style-name="T668">string</text:span><text:span text:style-name="T669"><text:s/></text:span><text:span text:style-name="T670">name</text:span><text:span text:style-name="T671">=</text:span><text:span text:style-name="T672">"pref_login_url_title"</text:span><text:span text:style-name="T673">&gt;</text:span><text:span text:style-name="T674">Login URL</text:span><text:span text:style-name="T675">&lt;/</text:span><text:span text:style-name="T676">string</text:span><text:span text:style-name="T677">&gt;</text:span><text:span text:style-name="T678"/></text:p>
      <text:p text:style-name="P18"><text:span text:style-name="T679"><text:s text:c="4"/></text:span><text:span text:style-name="T680">&lt;</text:span><text:span text:style-name="T681">string</text:span><text:span text:style-name="T682"><text:s/></text:span><text:span text:style-name="T683">name</text:span><text:span text:style-name="T684">=</text:span><text:span text:style-name="T685">"pref_login_url_summary"</text:span><text:span text:style-name="T686">&gt;</text:span><text:span text:style-name="T687">Nhập login URL (sẽ<text:s/></text:span><text:span text:style-name="T688">đươ</text:span><text:span text:style-name="T689">c nối với nguồn URL).</text:span><text:span text:style-name="T690">&lt;/</text:span><text:span text:style-name="T691">string</text:span><text:span text:style-name="T692">&gt;</text:span><text:span text:style-name="T693"/></text:p>
      <text:p text:style-name="P18"><text:span text:style-name="T694"><text:s text:c="4"/></text:span><text:span text:style-name="T695">&lt;</text:span><text:span text:style-name="T696">string</text:span><text:span text:style-name="T697"><text:s/></text:span><text:span text:style-name="T698">name</text:span><text:span text:style-name="T699">=</text:span><text:span text:style-name="T700">"login_url"</text:span><text:span text:style-name="T701">&gt;</text:span><text:span text:style-name="T702">opac-user.pl</text:span><text:span text:style-name="T703">&lt;/</text:span><text:span text:style-name="T704">string</text:span><text:span text:style-name="T705">&gt;</text:span><text:span text:style-name="T706"/></text:p>
      <text:p text:style-name="P18"><text:span text:style-name="T707"><text:s text:c="4"/></text:span><text:span text:style-name="T708"/></text:p>
      <text:p text:style-name="P18"><text:span text:style-name="T709"><text:s text:c="4"/></text:span><text:span text:style-name="T710">&lt;</text:span><text:span text:style-name="T711">string</text:span><text:span text:style-name="T712"><text:s/></text:span><text:span text:style-name="T713">name</text:span><text:span text:style-name="T714">=</text:span><text:span text:style-name="T715">"add_button"</text:span><text:span text:style-name="T716">&gt;</text:span><text:span text:style-name="T717">Th</text:span><text:span text:style-name="T718">ê</text:span><text:span text:style-name="T719">m</text:span><text:span text:style-name="T720">&lt;/</text:span><text:span text:style-name="T721">string</text:span><text:span text:style-name="T722">&gt;</text:span><text:span text:style-name="T723"/></text:p>
      <text:p text:style-name="P18"><text:span text:style-name="T724"><text:s text:c="4"/></text:span><text:span text:style-name="T725">&lt;</text:span><text:span text:style-name="T726">string</text:span><text:span text:style-name="T727"><text:s/></text:span><text:span text:style-name="T728">name</text:span><text:span text:style-name="T729">=</text:span><text:span text:style-name="T730">"reset_button"</text:span><text:span text:style-name="T731">&gt;</text:span><text:span text:style-name="T732">X</text:span><text:span text:style-name="T733">ó</text:span><text:span text:style-name="T734">a</text:span><text:span text:style-name="T735">&lt;/</text:span><text:span text:style-name="T736">string</text:span><text:span text:style-name="T737">&gt;</text:span><text:span text:style-name="T738"/></text:p>
      <text:p text:style-name="P18"><text:span text:style-name="T739"><text:s text:c="4"/></text:span><text:span text:style-name="T740">&lt;</text:span><text:span text:style-name="T741">string</text:span><text:span text:style-name="T742"><text:s/></text:span><text:span text:style-name="T743">name</text:span><text:span text:style-name="T744">=</text:span><text:span text:style-name="T745">"searchform"</text:span><text:span text:style-name="T746">&gt;</text:span><text:span text:style-name="T747">T</text:span><text:span text:style-name="T748">ì</text:span><text:span text:style-name="T749">m Trong Th</text:span><text:span text:style-name="T750">ư</text:span><text:span text:style-name="T751"><text:s/>Viện</text:span><text:span text:style-name="T752">&lt;/</text:span><text:span text:style-name="T753">string</text:span><text:span text:style-name="T754">&gt;</text:span><text:span text:style-name="T755"/></text:p>
      <text:p text:style-name="P18"><text:span text:style-name="T756"><text:s text:c="4"/></text:span><text:span text:style-name="T757">&lt;</text:span><text:span text:style-name="T758">string</text:span><text:span text:style-name="T759"><text:s/></text:span><text:span text:style-name="T760">name</text:span><text:span text:style-name="T761">=</text:span><text:span text:style-name="T762">"search_options_prompt"</text:span><text:span text:style-name="T763">&gt;</text:span><text:span text:style-name="T764">T</text:span><text:span text:style-name="T765">ì</text:span><text:span text:style-name="T766">m Bằng</text:span><text:span text:style-name="T767">&lt;/</text:span><text:span text:style-name="T768">string</text:span><text:span text:style-name="T769">&gt;</text:span><text:span text:style-name="T770"/></text:p>
      <text:p text:style-name="P18"><text:span text:style-name="T771"><text:s text:c="4"/></text:span><text:span text:style-name="T772">&lt;</text:span><text:span text:style-name="T773">string-array</text:span><text:span text:style-name="T774"><text:s/></text:span><text:span text:style-name="T775">name</text:span><text:span text:style-name="T776">=</text:span><text:span text:style-name="T777">"search_options_array"</text:span><text:span text:style-name="T778">&gt;</text:span><text:span text:style-name="T779"/></text:p>
      <text:p text:style-name="P18"><text:span text:style-name="T780"><text:s text:c="8"/></text:span><text:span text:style-name="T781">&lt;</text:span><text:span text:style-name="T782">item</text:span><text:span text:style-name="T783">&gt;</text:span><text:span text:style-name="T784">Từ Kh</text:span><text:span text:style-name="T785">ó</text:span><text:span text:style-name="T786">a</text:span><text:span text:style-name="T787">&lt;/</text:span><text:span text:style-name="T788">item</text:span><text:span text:style-name="T789">&gt;</text:span><text:span text:style-name="T790"/></text:p>
      <text:p text:style-name="P18"><text:span text:style-name="T791"><text:s text:c="8"/></text:span><text:span text:style-name="T792">&lt;</text:span><text:span text:style-name="T793">item</text:span><text:span text:style-name="T794">&gt;</text:span><text:span text:style-name="T795">Thể Loại</text:span><text:span text:style-name="T796">&lt;/</text:span><text:span text:style-name="T797">item</text:span><text:span text:style-name="T798">&gt;</text:span><text:span text:style-name="T799"/></text:p>
      <text:p text:style-name="P18"><text:span text:style-name="T800"><text:s text:c="8"/></text:span><text:span text:style-name="T801">&lt;</text:span><text:span text:style-name="T802">item</text:span><text:span text:style-name="T803">&gt;</text:span><text:span text:style-name="T804">Tựa<text:s/></text:span><text:span text:style-name="T805">Đề</text:span><text:span text:style-name="T806">&lt;/</text:span><text:span text:style-name="T807">item</text:span><text:span text:style-name="T808">&gt;</text:span><text:span text:style-name="T809"/></text:p>
      <text:p text:style-name="P18"><text:span text:style-name="T810"><text:s text:c="8"/></text:span><text:span text:style-name="T811">&lt;</text:span><text:span text:style-name="T812">item</text:span><text:span text:style-name="T813">&gt;</text:span><text:span text:style-name="T814">T</text:span><text:span text:style-name="T815">á</text:span><text:span text:style-name="T816">c Giả</text:span><text:span text:style-name="T817">&lt;/</text:span><text:span text:style-name="T818">item</text:span><text:span text:style-name="T819">&gt;</text:span><text:span text:style-name="T820"/></text:p>
      <text:p text:style-name="P18"><text:span text:style-name="T821"><text:s text:c="8"/></text:span><text:span text:style-name="T822">&lt;</text:span><text:span text:style-name="T823">item</text:span><text:span text:style-name="T824">&gt;</text:span><text:span text:style-name="T825">Nh</text:span><text:span text:style-name="T826">à</text:span><text:span text:style-name="T827"><text:s/>Xuất Bản</text:span><text:span text:style-name="T828">&lt;/</text:span><text:span text:style-name="T829">item</text:span><text:span text:style-name="T830">&gt;</text:span><text:span text:style-name="T831"/></text:p>
      <text:p text:style-name="P18"><text:span text:style-name="T832"><text:s text:c="8"/></text:span><text:span text:style-name="T833">&lt;</text:span><text:span text:style-name="T834">item</text:span><text:span text:style-name="T835">&gt;</text:span><text:span text:style-name="T836">Đị</text:span><text:span text:style-name="T837">a Chỉ Nh</text:span><text:span text:style-name="T838">à</text:span><text:span text:style-name="T839"><text:s/>Xuất Bản</text:span><text:span text:style-name="T840">&lt;/</text:span><text:span text:style-name="T841">item</text:span><text:span text:style-name="T842">&gt;</text:span><text:span text:style-name="T843"/></text:p>
      <text:p text:style-name="P18"><text:span text:style-name="T844"><text:s text:c="8"/></text:span><text:span text:style-name="T845">&lt;</text:span><text:span text:style-name="T846">item</text:span><text:span text:style-name="T847">&gt;</text:span><text:span text:style-name="T848">ISBN</text:span><text:span text:style-name="T849">&lt;/</text:span><text:span text:style-name="T850">item</text:span><text:span text:style-name="T851">&gt;</text:span><text:span text:style-name="T852"/></text:p>
      <text:p text:style-name="P18"><text:span text:style-name="T853"><text:s text:c="4"/></text:span><text:span text:style-name="T854">&lt;/</text:span><text:span text:style-name="T855">string-array</text:span><text:span text:style-name="T856">&gt;</text:span><text:span text:style-name="T857"/></text:p>
      <text:p text:style-name="P18"><text:span text:style-name="T858"><text:s text:c="4"/></text:span><text:span text:style-name="T859">&lt;</text:span><text:span text:style-name="T860">string-array</text:span><text:span text:style-name="T861"><text:s/></text:span><text:span text:style-name="T862">name</text:span><text:span text:style-name="T863">=</text:span><text:span text:style-name="T864">"search_options_arrayValues"</text:span><text:span text:style-name="T865">&gt;</text:span><text:span text:style-name="T866"/></text:p>
      <text:p text:style-name="P18"><text:span text:style-name="T867"><text:s text:c="8"/></text:span><text:span text:style-name="T868">&lt;</text:span><text:span text:style-name="T869">item</text:span><text:span text:style-name="T870">&gt;</text:span><text:span text:style-name="T871">kw</text:span><text:span text:style-name="T872">&lt;/</text:span><text:span text:style-name="T873">item</text:span><text:span text:style-name="T874">&gt;</text:span><text:span text:style-name="T875"/></text:p>
      <text:p text:style-name="P18"><text:span text:style-name="T876"><text:s text:c="8"/></text:span><text:span text:style-name="T877">&lt;</text:span><text:span text:style-name="T878">item</text:span><text:span text:style-name="T879">&gt;</text:span><text:span text:style-name="T880">su,wrdl</text:span><text:span text:style-name="T881">&lt;/</text:span><text:span text:style-name="T882">item</text:span><text:span text:style-name="T883">&gt;</text:span><text:span text:style-name="T884"/></text:p>
      <text:p text:style-name="P18"><text:span text:style-name="T885"><text:s text:c="8"/></text:span><text:span text:style-name="T886">&lt;</text:span><text:span text:style-name="T887">item</text:span><text:span text:style-name="T888">&gt;</text:span><text:span text:style-name="T889">ti,wrdl</text:span><text:span text:style-name="T890">&lt;/</text:span><text:span text:style-name="T891">item</text:span><text:span text:style-name="T892">&gt;</text:span><text:span text:style-name="T893"/></text:p>
      <text:p text:style-name="P18"><text:span text:style-name="T894"><text:s text:c="8"/></text:span><text:span text:style-name="T895">&lt;</text:span><text:span text:style-name="T896">item</text:span><text:span text:style-name="T897">&gt;</text:span><text:span text:style-name="T898">au,wrdl</text:span><text:span text:style-name="T899">&lt;/</text:span><text:span text:style-name="T900">item</text:span><text:span text:style-name="T901">&gt;</text:span><text:span text:style-name="T902"/></text:p>
      <text:p text:style-name="P18"><text:span text:style-name="T903"><text:s text:c="8"/></text:span><text:span text:style-name="T904">&lt;</text:span><text:span text:style-name="T905">item</text:span><text:span text:style-name="T906">&gt;</text:span><text:span text:style-name="T907">pb,wrdl</text:span><text:span text:style-name="T908">&lt;/</text:span><text:span text:style-name="T909">item</text:span><text:span text:style-name="T910">&gt;</text:span><text:span text:style-name="T911"/></text:p>
      <text:p text:style-name="P18"><text:span text:style-name="T912"><text:s text:c="8"/></text:span><text:span text:style-name="T913">&lt;</text:span><text:span text:style-name="T914">item</text:span><text:span text:style-name="T915">&gt;</text:span><text:span text:style-name="T916">pl,wrdl</text:span><text:span text:style-name="T917">&lt;/</text:span><text:span text:style-name="T918">item</text:span><text:span text:style-name="T919">&gt;</text:span><text:span text:style-name="T920"/></text:p>
      <text:p text:style-name="P18"><text:span text:style-name="T921"><text:s text:c="8"/></text:span><text:span text:style-name="T922">&lt;</text:span><text:span text:style-name="T923">item</text:span><text:span text:style-name="T924">&gt;</text:span><text:span text:style-name="T925">nb</text:span><text:span text:style-name="T926">&lt;/</text:span><text:span text:style-name="T927">item</text:span><text:span text:style-name="T928">&gt;</text:span><text:span text:style-name="T929"/></text:p>
      <text:p text:style-name="P18"><text:span text:style-name="T930"><text:s text:c="4"/></text:span><text:span text:style-name="T931">&lt;/</text:span><text:span text:style-name="T932">string-array</text:span><text:span text:style-name="T933">&gt;</text:span><text:span text:style-name="T934"/></text:p>
      <text:p text:style-name="P18"><text:span text:style-name="T935"><text:s text:c="4"/></text:span><text:span text:style-name="T936">&lt;</text:span><text:span text:style-name="T937">string-array</text:span><text:span text:style-name="T938"><text:s/></text:span><text:span text:style-name="T939">name</text:span><text:span text:style-name="T940">=</text:span><text:span text:style-name="T941">"searchLogicOperators"</text:span><text:span text:style-name="T942">&gt;</text:span><text:span text:style-name="T943"/></text:p>
      <text:p text:style-name="P18"><text:span text:style-name="T944"><text:s text:c="8"/></text:span><text:span text:style-name="T945">&lt;</text:span><text:span text:style-name="T946">item</text:span><text:span text:style-name="T947">&gt;</text:span><text:span text:style-name="T948">v</text:span><text:span text:style-name="T949">à</text:span><text:span text:style-name="T950">&lt;/</text:span><text:span text:style-name="T951">item</text:span><text:span text:style-name="T952">&gt;</text:span><text:span text:style-name="T953"/></text:p>
      <text:p text:style-name="P18"><text:span text:style-name="T954"><text:s text:c="8"/></text:span><text:span text:style-name="T955">&lt;</text:span><text:span text:style-name="T956">item</text:span><text:span text:style-name="T957">&gt;</text:span><text:span text:style-name="T958">hoặc</text:span><text:span text:style-name="T959">&lt;/</text:span><text:span text:style-name="T960">item</text:span><text:span text:style-name="T961">&gt;</text:span><text:span text:style-name="T962"/></text:p>
      <text:p text:style-name="P18"><text:span text:style-name="T963"><text:s text:c="8"/></text:span><text:span text:style-name="T964">&lt;</text:span><text:span text:style-name="T965">item</text:span><text:span text:style-name="T966">&gt;</text:span><text:span text:style-name="T967">kh</text:span><text:span text:style-name="T968">ô</text:span><text:span text:style-name="T969">ng</text:span><text:span text:style-name="T970">&lt;/</text:span><text:span text:style-name="T971">item</text:span><text:span text:style-name="T972">&gt;</text:span><text:span text:style-name="T973"/></text:p>
      <text:p text:style-name="P18"><text:span text:style-name="T974"><text:s text:c="4"/></text:span><text:span text:style-name="T975">&lt;/</text:span><text:span text:style-name="T976">string-array</text:span><text:span text:style-name="T977">&gt;</text:span><text:span text:style-name="T978"/></text:p>
      <text:p text:style-name="P18"><text:span text:style-name="T979"><text:s text:c="4"/></text:span><text:span text:style-name="T980">&lt;</text:span><text:span text:style-name="T981">string</text:span><text:span text:style-name="T982"><text:s/></text:span><text:span text:style-name="T983">name</text:span><text:span text:style-name="T984">=</text:span><text:span text:style-name="T985">"search_term_added"</text:span><text:span text:style-name="T986">&gt;</text:span><text:span text:style-name="T987">Đ</text:span><text:span text:style-name="T988">ã</text:span><text:span text:style-name="T989"><text:s/>Th</text:span><text:span text:style-name="T990">ê</text:span><text:span text:style-name="T991">m 1<text:s/></text:span><text:span text:style-name="T992">Đ</text:span><text:span text:style-name="T993">iều Kiện T</text:span><text:span text:style-name="T994">ì</text:span><text:span text:style-name="T995">m Kiếm</text:span><text:span text:style-name="T996">&lt;/</text:span><text:span text:style-name="T997">string</text:span><text:span text:style-name="T998">&gt;</text:span><text:span text:style-name="T999"/></text:p>
      <text:p text:style-name="P18"><text:span text:style-name="T1000"><text:s text:c="4"/></text:span><text:span text:style-name="T1001">&lt;</text:span><text:span text:style-name="T1002">string</text:span><text:span text:style-name="T1003"><text:s/></text:span><text:span text:style-name="T1004">name</text:span><text:span text:style-name="T1005">=</text:span><text:span text:style-name="T1006">"search_term_reset"</text:span><text:span text:style-name="T1007">&gt;</text:span><text:span text:style-name="T1008">Đ</text:span><text:span text:style-name="T1009">ã</text:span><text:span text:style-name="T1010"><text:s/>X</text:span><text:span text:style-name="T1011">ó</text:span><text:span text:style-name="T1012">a 1<text:s/></text:span><text:span text:style-name="T1013">Đ</text:span><text:span text:style-name="T1014">iều Kiện T</text:span><text:span text:style-name="T1015">ì</text:span><text:span text:style-name="T1016">m Kiếm</text:span><text:span text:style-name="T1017">&lt;/</text:span><text:span text:style-name="T1018">string</text:span><text:span text:style-name="T1019">&gt;</text:span><text:span text:style-name="T1020"/></text:p>
      <text:p text:style-name="P18"><text:span text:style-name="T1021"><text:s text:c="4"/></text:span><text:span text:style-name="T1022">&lt;</text:span><text:span text:style-name="T1023">string</text:span><text:span text:style-name="T1024"><text:s/></text:span><text:span text:style-name="T1025">name</text:span><text:span text:style-name="T1026">=</text:span><text:span text:style-name="T1027">"search_pub_date_range"</text:span><text:span text:style-name="T1028">&gt;</text:span><text:span text:style-name="T1029">Khoảng Thời Gian Xuất Bản</text:span><text:span text:style-name="T1030">&lt;/</text:span><text:span text:style-name="T1031">string</text:span><text:span text:style-name="T1032">&gt;</text:span><text:span text:style-name="T1033"/></text:p>
      <text:p text:style-name="P18"><text:span text:style-name="T1034"><text:s text:c="4"/></text:span><text:span text:style-name="T1035">&lt;</text:span><text:span text:style-name="T1036">string</text:span><text:span text:style-name="T1037"><text:s/></text:span><text:span text:style-name="T1038">name</text:span><text:span text:style-name="T1039">=</text:span><text:span text:style-name="T1040">"search_pub_date_range_desc"</text:span><text:span text:style-name="T1041">&gt;</text:span><text:span text:style-name="T1042">(V</text:span><text:span text:style-name="T1043">í</text:span><text:span text:style-name="T1044"><text:s/>Dụ: "1999-2001")</text:span><text:span text:style-name="T1045">&lt;/</text:span><text:span text:style-name="T1046">string</text:span><text:span text:style-name="T1047">&gt;</text:span><text:span text:style-name="T1048"/></text:p>
      <text:p text:style-name="P18"><text:span text:style-name="T1049"><text:s text:c="4"/></text:span><text:span text:style-name="T1050">&lt;</text:span><text:span text:style-name="T1051">string</text:span><text:span text:style-name="T1052"><text:s/></text:span><text:span text:style-name="T1053">name</text:span><text:span text:style-name="T1054">=</text:span><text:span text:style-name="T1055">"search_form_go"</text:span><text:span text:style-name="T1056">&gt;</text:span><text:span text:style-name="T1057">T</text:span><text:span text:style-name="T1058">ì</text:span><text:span text:style-name="T1059">m</text:span><text:span text:style-name="T1060">&lt;/</text:span><text:span text:style-name="T1061">string</text:span><text:span text:style-name="T1062">&gt;</text:span><text:span text:style-name="T1063"/></text:p>
      <text:p text:style-name="P18"><text:span text:style-name="T1064"><text:s text:c="4"/></text:span><text:span text:style-name="T1065">&lt;</text:span><text:span text:style-name="T1066">string</text:span><text:span text:style-name="T1067"><text:s/></text:span><text:span text:style-name="T1068">name</text:span><text:span text:style-name="T1069">=</text:span><text:span text:style-name="T1070">"pref_search_url_key"</text:span><text:span text:style-name="T1071">&gt;</text:span><text:span text:style-name="T1072">search.url</text:span><text:span text:style-name="T1073">&lt;/</text:span><text:span text:style-name="T1074">string</text:span><text:span text:style-name="T1075">&gt;</text:span><text:span text:style-name="T1076"/></text:p>
      <text:p text:style-name="P18"><text:span text:style-name="T1077"><text:s text:c="4"/></text:span><text:span text:style-name="T1078">&lt;</text:span><text:span text:style-name="T1079">string</text:span><text:span text:style-name="T1080"><text:s/></text:span><text:span text:style-name="T1081">name</text:span><text:span text:style-name="T1082">=</text:span><text:span text:style-name="T1083">"pref_search_url_title"</text:span><text:span text:style-name="T1084">&gt;</text:span><text:span text:style-name="T1085">Search URL</text:span><text:span text:style-name="T1086">&lt;/</text:span><text:span text:style-name="T1087">string</text:span><text:span text:style-name="T1088">&gt;</text:span><text:span text:style-name="T1089"/></text:p>
      <text:p text:style-name="P18"><text:span text:style-name="T1090"><text:s text:c="4"/></text:span><text:span text:style-name="T1091">&lt;</text:span><text:span text:style-name="T1092">string</text:span><text:span text:style-name="T1093"><text:s/></text:span><text:span text:style-name="T1094">name</text:span><text:span text:style-name="T1095">=</text:span><text:span text:style-name="T1096">"pref_search_url_summary"</text:span><text:span text:style-name="T1097">&gt;</text:span><text:span text:style-name="T1098">Enter the search URL components (will be appended to base URL).</text:span><text:span text:style-name="T1099">&lt;/</text:span><text:span text:style-name="T1100">string</text:span><text:span text:style-name="T1101">&gt;</text:span><text:span text:style-name="T1102"/></text:p>
      <text:p text:style-name="P18"><text:span text:style-name="T1103"><text:s text:c="4"/></text:span><text:span text:style-name="T1104">&lt;</text:span><text:span text:style-name="T1105">string</text:span><text:span text:style-name="T1106"><text:s/></text:span><text:span text:style-name="T1107">name</text:span><text:span text:style-name="T1108">=</text:span><text:span text:style-name="T1109">"search_url"</text:span><text:span text:style-name="T1110">&gt;</text:span><text:span text:style-name="T1111">opac-search.pl?format=rss2</text:span><text:span text:style-name="T1112">&lt;/</text:span><text:span text:style-name="T1113">string</text:span><text:span text:style-name="T1114">&gt;</text:span><text:span text:style-name="T1115"/></text:p>
      <text:p text:style-name="P18"><text:span text:style-name="T1116"><text:s text:c="4"/></text:span><text:span text:style-name="T1117">&lt;</text:span><text:span text:style-name="T1118">string</text:span><text:span text:style-name="T1119"><text:s/></text:span><text:span text:style-name="T1120">name</text:span><text:span text:style-name="T1121">=</text:span><text:span text:style-name="T1122">"search_inprogress"</text:span><text:span text:style-name="T1123">&gt;</text:span><text:span text:style-name="T1124">Đ</text:span><text:span text:style-name="T1125">ang T</text:span><text:span text:style-name="T1126">ì</text:span><text:span text:style-name="T1127">m Kiếm</text:span><text:span text:style-name="T1128">&lt;/</text:span><text:span text:style-name="T1129">string</text:span><text:span text:style-name="T1130">&gt;</text:span><text:span text:style-name="T1131"/></text:p>
      <text:p text:style-name="P18"><text:span text:style-name="T1132"><text:s text:c="4"/></text:span><text:span text:style-name="T1133">&lt;</text:span><text:span text:style-name="T1134">string</text:span><text:span text:style-name="T1135"><text:s/></text:span><text:span text:style-name="T1136">name</text:span><text:span text:style-name="T1137">=</text:span><text:span text:style-name="T1138">"placeholdform"</text:span><text:span text:style-name="T1139">&gt;</text:span><text:span text:style-name="T1140">Place Hold</text:span><text:span text:style-name="T1141">&lt;/</text:span><text:span text:style-name="T1142">string</text:span><text:span text:style-name="T1143">&gt;</text:span><text:span text:style-name="T1144"/></text:p>
      <text:p text:style-name="P18"><text:span text:style-name="T1145"><text:s text:c="4"/></text:span><text:span text:style-name="T1146">&lt;</text:span><text:span text:style-name="T1147">string</text:span><text:span text:style-name="T1148"><text:s/></text:span><text:span text:style-name="T1149">name</text:span><text:span text:style-name="T1150">=</text:span><text:span text:style-name="T1151">"pickup_location"</text:span><text:span text:style-name="T1152">&gt;</text:span><text:span text:style-name="T1153">Pickup location:</text:span><text:span text:style-name="T1154">&lt;/</text:span><text:span text:style-name="T1155">string</text:span><text:span text:style-name="T1156">&gt;</text:span><text:span text:style-name="T1157"/></text:p>
      <text:p text:style-name="P18"><text:span text:style-name="T1158"><text:s text:c="4"/></text:span><text:span text:style-name="T1159">&lt;</text:span><text:span text:style-name="T1160">string</text:span><text:span text:style-name="T1161"><text:s/></text:span><text:span text:style-name="T1162">name</text:span><text:span text:style-name="T1163">=</text:span><text:span text:style-name="T1164">"needed_before_date"</text:span><text:span text:style-name="T1165">&gt;</text:span><text:span text:style-name="T1166">Hold Starts on Date (optional):</text:span><text:span text:style-name="T1167">&lt;/</text:span><text:span text:style-name="T1168">string</text:span><text:span text:style-name="T1169">&gt;</text:span><text:span text:style-name="T1170"/></text:p>
      <text:p text:style-name="P18"><text:span text:style-name="T1171"><text:s text:c="4"/></text:span><text:span text:style-name="T1172">&lt;</text:span><text:span text:style-name="T1173">string</text:span><text:span text:style-name="T1174"><text:s/></text:span><text:span text:style-name="T1175">name</text:span><text:span text:style-name="T1176">=</text:span><text:span text:style-name="T1177">"pickup_expiry_date"</text:span><text:span text:style-name="T1178">&gt;</text:span><text:span text:style-name="T1179">Hold Not Needed After (optional):</text:span><text:span text:style-name="T1180">&lt;/</text:span><text:span text:style-name="T1181">string</text:span><text:span text:style-name="T1182">&gt;</text:span><text:span text:style-name="T1183"/></text:p>
      <text:p text:style-name="P18"><text:span text:style-name="T1184"><text:s text:c="4"/></text:span><text:span text:style-name="T1185">&lt;</text:span><text:span text:style-name="T1186">string</text:span><text:span text:style-name="T1187"><text:s/></text:span><text:span text:style-name="T1188">name</text:span><text:span text:style-name="T1189">=</text:span><text:span text:style-name="T1190">"hold_form_go"</text:span><text:span text:style-name="T1191">&gt;</text:span><text:span text:style-name="T1192">Place hold</text:span><text:span text:style-name="T1193">&lt;/</text:span><text:span text:style-name="T1194">string</text:span><text:span text:style-name="T1195">&gt;</text:span><text:span text:style-name="T1196"/></text:p>
      <text:p text:style-name="P18"><text:span text:style-name="T1197"><text:s text:c="4"/></text:span><text:span text:style-name="T1198">&lt;</text:span><text:span text:style-name="T1199">string</text:span><text:span text:style-name="T1200"><text:s/></text:span><text:span text:style-name="T1201">name</text:span><text:span text:style-name="T1202">=</text:span><text:span text:style-name="T1203">"pref_placehold_url_key"</text:span><text:span text:style-name="T1204">&gt;</text:span><text:span text:style-name="T1205">placehold.url</text:span><text:span text:style-name="T1206">&lt;/</text:span><text:span text:style-name="T1207">string</text:span><text:span text:style-name="T1208">&gt;</text:span><text:span text:style-name="T1209"/></text:p>
      <text:p text:style-name="P18"><text:span text:style-name="T1210"><text:s text:c="4"/></text:span><text:span text:style-name="T1211">&lt;</text:span><text:span text:style-name="T1212">string</text:span><text:span text:style-name="T1213"><text:s/></text:span><text:span text:style-name="T1214">name</text:span><text:span text:style-name="T1215">=</text:span><text:span text:style-name="T1216">"pref_placehold_url_title"</text:span><text:span text:style-name="T1217">&gt;</text:span><text:span text:style-name="T1218">Place Hold URL</text:span><text:span text:style-name="T1219">&lt;/</text:span><text:span text:style-name="T1220">string</text:span><text:span text:style-name="T1221">&gt;</text:span><text:span text:style-name="T1222"/></text:p>
      <text:p text:style-name="P18"><text:span text:style-name="T1223"><text:s text:c="4"/></text:span><text:span text:style-name="T1224">&lt;</text:span><text:span text:style-name="T1225">string</text:span><text:span text:style-name="T1226"><text:s/></text:span><text:span text:style-name="T1227">name</text:span><text:span text:style-name="T1228">=</text:span><text:span text:style-name="T1229">"pref_placehold_url_summary"</text:span><text:span text:style-name="T1230">&gt;</text:span><text:span text:style-name="T1231">Enter the place hold URL components (will be appended to base URL).</text:span><text:span text:style-name="T1232">&lt;/</text:span><text:span text:style-name="T1233">string</text:span><text:span text:style-name="T1234">&gt;</text:span><text:span text:style-name="T1235"/></text:p>
      <text:p text:style-name="P18"><text:span text:style-name="T1236"><text:s text:c="4"/></text:span><text:span text:style-name="T1237">&lt;</text:span><text:span text:style-name="T1238">string</text:span><text:span text:style-name="T1239"><text:s/></text:span><text:span text:style-name="T1240">name</text:span><text:span text:style-name="T1241">=</text:span><text:span text:style-name="T1242">"placehold_url"</text:span><text:span text:style-name="T1243">&gt;</text:span><text:span text:style-name="T1244">opac-reserve.pl</text:span><text:span text:style-name="T1245">&lt;/</text:span><text:span text:style-name="T1246">string</text:span><text:span text:style-name="T1247">&gt;</text:span><text:span text:style-name="T1248"/></text:p>
      <text:p text:style-name="P18"><text:span text:style-name="T1248"/></text:p>
      <text:p text:style-name="P18"><text:span text:style-name="T1249"><text:s text:c="4"/></text:span><text:span text:style-name="T1250">&lt;</text:span><text:span text:style-name="T1251">string</text:span><text:span text:style-name="T1252"><text:s/></text:span><text:span text:style-name="T1253">name</text:span><text:span text:style-name="T1254">=</text:span><text:span text:style-name="T1255">"pref_hold_via_web_key"</text:span><text:span text:style-name="T1256">&gt;</text:span><text:span text:style-name="T1257">hold.web</text:span><text:span text:style-name="T1258">&lt;/</text:span><text:span text:style-name="T1259">string</text:span><text:span text:style-name="T1260">&gt;</text:span><text:span text:style-name="T1261"/></text:p>
      <text:p text:style-name="P18"><text:span text:style-name="T1262"><text:s text:c="4"/></text:span><text:span text:style-name="T1263">&lt;</text:span><text:span text:style-name="T1264">string</text:span><text:span text:style-name="T1265"><text:s/></text:span><text:span text:style-name="T1266">name</text:span><text:span text:style-name="T1267">=</text:span><text:span text:style-name="T1268">"pref_hold_via_web_title"</text:span><text:span text:style-name="T1269">&gt;</text:span><text:span text:style-name="T1270">Place Hold via Web</text:span><text:span text:style-name="T1271">&lt;/</text:span><text:span text:style-name="T1272">string</text:span><text:span text:style-name="T1273">&gt;</text:span><text:span text:style-name="T1274"/></text:p>
      <text:p text:style-name="P18"><text:span text:style-name="T1275"><text:s text:c="4"/></text:span><text:span text:style-name="T1276">&lt;</text:span><text:span text:style-name="T1277">string</text:span><text:span text:style-name="T1278"><text:s/></text:span><text:span text:style-name="T1279">name</text:span><text:span text:style-name="T1280">=</text:span><text:span text:style-name="T1281">"pref_hold_via_web_summary"</text:span><text:span text:style-name="T1282">&gt;</text:span><text:span text:style-name="T1283">Use a web browser to place a hold (i.e external to this app).</text:span><text:span text:style-name="T1284">&lt;/</text:span><text:span text:style-name="T1285">string</text:span><text:span text:style-name="T1286">&gt;</text:span><text:span text:style-name="T1287"/></text:p>
      <text:p text:style-name="P18"><text:span text:style-name="T1287"/></text:p>
      <text:p text:style-name="P18"><text:span text:style-name="T1288"><text:s text:c="4"/></text:span><text:span text:style-name="T1289">&lt;</text:span><text:span text:style-name="T1290">string</text:span><text:span text:style-name="T1291"><text:s/></text:span><text:span text:style-name="T1292">name</text:span><text:span text:style-name="T1293">=</text:span><text:span text:style-name="T1294">"pref_branch_key"</text:span><text:span text:style-name="T1295">&gt;</text:span><text:span text:style-name="T1296">koha.branch</text:span><text:span text:style-name="T1297">&lt;/</text:span><text:span text:style-name="T1298">string</text:span><text:span text:style-name="T1299">&gt;</text:span><text:span text:style-name="T1300"/></text:p>
      <text:p text:style-name="P18"><text:span text:style-name="T1301"><text:s text:c="4"/></text:span><text:span text:style-name="T1302">&lt;</text:span><text:span text:style-name="T1303">string</text:span><text:span text:style-name="T1304"><text:s/></text:span><text:span text:style-name="T1305">name</text:span><text:span text:style-name="T1306">=</text:span><text:span text:style-name="T1307">"pref_branch_title"</text:span><text:span text:style-name="T1308">&gt;</text:span><text:span text:style-name="T1309">Library Branch</text:span><text:span text:style-name="T1310">&lt;/</text:span><text:span text:style-name="T1311">string</text:span><text:span text:style-name="T1312">&gt;</text:span><text:span text:style-name="T1313"/></text:p>
      <text:p text:style-name="P18"><text:span text:style-name="T1314"><text:s text:c="4"/></text:span><text:span text:style-name="T1315">&lt;</text:span><text:span text:style-name="T1316">string</text:span><text:span text:style-name="T1317"><text:s/></text:span><text:span text:style-name="T1318">name</text:span><text:span text:style-name="T1319">=</text:span><text:span text:style-name="T1320">"pref_branch_summary"</text:span><text:span text:style-name="T1321">&gt;</text:span><text:span text:style-name="T1322">The library branch (leave blank if unknown).</text:span><text:span text:style-name="T1323">&lt;/</text:span><text:span text:style-name="T1324">string</text:span><text:span text:style-name="T1325">&gt;</text:span><text:span text:style-name="T1326"/></text:p>
      <text:p text:style-name="P18"><text:span text:style-name="T1326"/></text:p>
      <text:p text:style-name="P18"><text:span text:style-name="T1327"><text:s text:c="4"/></text:span><text:span text:style-name="T1328">&lt;</text:span><text:span text:style-name="T1329">string</text:span><text:span text:style-name="T1330"><text:s/></text:span><text:span text:style-name="T1331">name</text:span><text:span text:style-name="T1332">=</text:span><text:span text:style-name="T1333">"pref_limit_available_key"</text:span><text:span text:style-name="T1334">&gt;</text:span><text:span text:style-name="T1335">limit.avarailable</text:span><text:span text:style-name="T1336">&lt;/</text:span><text:span text:style-name="T1337">string</text:span><text:span text:style-name="T1338">&gt;</text:span><text:span text:style-name="T1339"/></text:p>
      <text:p text:style-name="P18"><text:span text:style-name="T1340"><text:s text:c="4"/></text:span><text:span text:style-name="T1341">&lt;</text:span><text:span text:style-name="T1342">string</text:span><text:span text:style-name="T1343"><text:s/></text:span><text:span text:style-name="T1344">name</text:span><text:span text:style-name="T1345">=</text:span><text:span text:style-name="T1346">"pref_limit_available_title"</text:span><text:span text:style-name="T1347">&gt;</text:span><text:span text:style-name="T1348">Available items only</text:span><text:span text:style-name="T1349">&lt;/</text:span><text:span text:style-name="T1350">string</text:span><text:span text:style-name="T1351">&gt;</text:span><text:span text:style-name="T1352"/></text:p>
      <text:p text:style-name="P18"><text:span text:style-name="T1353"><text:s text:c="4"/></text:span><text:span text:style-name="T1354">&lt;</text:span><text:span text:style-name="T1355">string</text:span><text:span text:style-name="T1356"><text:s/></text:span><text:span text:style-name="T1357">name</text:span><text:span text:style-name="T1358">=</text:span><text:span text:style-name="T1359">"pref_limit_available_summary"</text:span><text:span text:style-name="T1360">&gt;</text:span><text:span text:style-name="T1361">Limit the search to available items only.</text:span><text:span text:style-name="T1362">&lt;/</text:span><text:span text:style-name="T1363">string</text:span><text:span text:style-name="T1364">&gt;</text:span><text:span text:style-name="T1365"/></text:p>
      <text:p text:style-name="P18"><text:span text:style-name="T1366"><text:s text:c="4"/></text:span><text:span text:style-name="T1367"/></text:p>
      <text:p text:style-name="P18"><text:span text:style-name="T1368"><text:s text:c="4"/></text:span><text:span text:style-name="T1369">&lt;</text:span><text:span text:style-name="T1370">string</text:span><text:span text:style-name="T1371"><text:s/></text:span><text:span text:style-name="T1372">name</text:span><text:span text:style-name="T1373">=</text:span><text:span text:style-name="T1374">"login"</text:span><text:span text:style-name="T1375">&gt;</text:span><text:span text:style-name="T1376">Đă</text:span><text:span text:style-name="T1377">ng Nhập</text:span><text:span text:style-name="T1378">&lt;/</text:span><text:span text:style-name="T1379">string</text:span><text:span text:style-name="T1380">&gt;</text:span><text:span text:style-name="T1381"/></text:p>
      <text:p text:style-name="P18"><text:span text:style-name="T1382"><text:s text:c="4"/></text:span><text:span text:style-name="T1383">&lt;</text:span><text:span text:style-name="T1384">string</text:span><text:span text:style-name="T1385"><text:s/></text:span><text:span text:style-name="T1386">name</text:span><text:span text:style-name="T1387">=</text:span><text:span text:style-name="T1388">"login_username"</text:span><text:span text:style-name="T1389">&gt;</text:span><text:span text:style-name="T1390">T</text:span><text:span text:style-name="T1391">ê</text:span><text:span text:style-name="T1392">n:</text:span><text:span text:style-name="T1393">&lt;/</text:span><text:span text:style-name="T1394">string</text:span><text:span text:style-name="T1395">&gt;</text:span><text:span text:style-name="T1396"/></text:p>
      <text:p text:style-name="P18"><text:span text:style-name="T1397"><text:s text:c="8"/></text:span><text:span text:style-name="T1398">&lt;</text:span><text:span text:style-name="T1399">string</text:span><text:span text:style-name="T1400"><text:s/></text:span><text:span text:style-name="T1401">name</text:span><text:span text:style-name="T1402">=</text:span><text:span text:style-name="T1403">"username"</text:span><text:span text:style-name="T1404">&gt;</text:span><text:span text:style-name="T1405">member</text:span><text:span text:style-name="T1406">&lt;/</text:span><text:span text:style-name="T1407">string</text:span><text:span text:style-name="T1408">&gt;</text:span><text:span text:style-name="T1409"/></text:p>
      <text:p text:style-name="P18"><text:span text:style-name="T1410"><text:s text:c="4"/></text:span><text:span text:style-name="T1411"/></text:p>
      <text:p text:style-name="P18"><text:span text:style-name="T1412"><text:s text:c="4"/></text:span><text:span text:style-name="T1413">&lt;</text:span><text:span text:style-name="T1414">string</text:span><text:span text:style-name="T1415"><text:s/></text:span><text:span text:style-name="T1416">name</text:span><text:span text:style-name="T1417">=</text:span><text:span text:style-name="T1418">"login_password"</text:span><text:span text:style-name="T1419">&gt;</text:span><text:span text:style-name="T1420">Mật Khẩu:</text:span><text:span text:style-name="T1421">&lt;/</text:span><text:span text:style-name="T1422">string</text:span><text:span text:style-name="T1423">&gt;</text:span><text:span text:style-name="T1424"/></text:p>
      <text:p text:style-name="P18"><text:span text:style-name="T1425"><text:s text:c="8"/></text:span><text:span text:style-name="T1426">&lt;</text:span><text:span text:style-name="T1427">string</text:span><text:span text:style-name="T1428"><text:s/></text:span><text:span text:style-name="T1429">name</text:span><text:span text:style-name="T1430">=</text:span><text:span text:style-name="T1431">"password"</text:span><text:span text:style-name="T1432">&gt;</text:span><text:span text:style-name="T1433">member1</text:span><text:span text:style-name="T1434">&lt;/</text:span><text:span text:style-name="T1435">string</text:span><text:span text:style-name="T1436">&gt;</text:span><text:span text:style-name="T1437"/></text:p>
      <text:p text:style-name="P18"><text:span text:style-name="T1438"><text:s text:c="4"/></text:span><text:span text:style-name="T1439">&lt;</text:span><text:span text:style-name="T1440">string</text:span><text:span text:style-name="T1441"><text:s/></text:span><text:span text:style-name="T1442">name</text:span><text:span text:style-name="T1443">=</text:span><text:span text:style-name="T1444">"login_submit"</text:span><text:span text:style-name="T1445">&gt;</text:span><text:span text:style-name="T1446">Đă</text:span><text:span text:style-name="T1447">ng Nhập</text:span><text:span text:style-name="T1448">&lt;/</text:span><text:span text:style-name="T1449">string</text:span><text:span text:style-name="T1450">&gt;</text:span><text:span text:style-name="T1451"/></text:p>
      <text:p text:style-name="P18"><text:span text:style-name="T1452"><text:s text:c="4"/></text:span><text:span text:style-name="T1453">&lt;</text:span><text:span text:style-name="T1454">string</text:span><text:span text:style-name="T1455"><text:s/></text:span><text:span text:style-name="T1456">name</text:span><text:span text:style-name="T1457">=</text:span><text:span text:style-name="T1458">"login_message"</text:span><text:span text:style-name="T1459">&gt;</text:span><text:span text:style-name="T1460">Xin H</text:span><text:span text:style-name="T1461">ã</text:span><text:span text:style-name="T1462">y<text:s/></text:span><text:span text:style-name="T1463">Đă</text:span><text:span text:style-name="T1464">ng Nhập</text:span><text:span text:style-name="T1465">&lt;/</text:span><text:span text:style-name="T1466">string</text:span><text:span text:style-name="T1467">&gt;</text:span><text:span text:style-name="T1468"/></text:p>
      <text:p text:style-name="P18"><text:span text:style-name="T1469"><text:s text:c="4"/></text:span><text:span text:style-name="T1470">&lt;</text:span><text:span text:style-name="T1471">string</text:span><text:span text:style-name="T1472"><text:s/></text:span><text:span text:style-name="T1473">name</text:span><text:span text:style-name="T1474">=</text:span><text:span text:style-name="T1475">"login_authenticating"</text:span><text:span text:style-name="T1476">&gt;</text:span><text:span text:style-name="T1477">Đ</text:span><text:span text:style-name="T1478">ang x</text:span><text:span text:style-name="T1479">á</text:span><text:span text:style-name="T1480">c nhận</text:span><text:span text:style-name="T1481">&lt;/</text:span><text:span text:style-name="T1482">string</text:span><text:span text:style-name="T1483">&gt;</text:span><text:span text:style-name="T1484"/></text:p>
      <text:p text:style-name="P18"><text:span text:style-name="T1485"><text:s text:c="4"/></text:span><text:span text:style-name="T1486">&lt;</text:span><text:span text:style-name="T1487">string</text:span><text:span text:style-name="T1488"><text:s/></text:span><text:span text:style-name="T1489">name</text:span><text:span text:style-name="T1490">=</text:span><text:span text:style-name="T1491">"only_one_account"</text:span><text:span text:style-name="T1492">&gt;</text:span><text:span text:style-name="T1493">Currently you may only have at most one account at any one time.</text:span><text:span text:style-name="T1494">&lt;/</text:span><text:span text:style-name="T1495">string</text:span><text:span text:style-name="T1496">&gt;</text:span><text:span text:style-name="T1497"/></text:p>
      <text:p text:style-name="P18"><text:span text:style-name="T1498"><text:s text:c="4"/></text:span><text:span text:style-name="T1499"/></text:p>
      <text:p text:style-name="P18"><text:span text:style-name="T1500"><text:s text:c="4"/></text:span><text:span text:style-name="T1501">&lt;!--<text:s text:c="2"/>Error strings --&gt;</text:span><text:span text:style-name="T1502"/></text:p>
      <text:p text:style-name="P18"><text:span text:style-name="T1503"><text:s text:c="4"/></text:span><text:span text:style-name="T1504">&lt;</text:span><text:span text:style-name="T1505">string</text:span><text:span text:style-name="T1506"><text:s/></text:span><text:span text:style-name="T1507">name</text:span><text:span text:style-name="T1508">=</text:span><text:span text:style-name="T1509">"search_bad_request"</text:span><text:span text:style-name="T1510">&gt;</text:span><text:span text:style-name="T1511">Sorry, bad request!</text:span><text:span text:style-name="T1512">&lt;/</text:span><text:span text:style-name="T1513">string</text:span><text:span text:style-name="T1514">&gt;</text:span><text:span text:style-name="T1515"/></text:p>
      <text:p text:style-name="P18"><text:span text:style-name="T1516"><text:s text:c="4"/></text:span><text:span text:style-name="T1517">&lt;</text:span><text:span text:style-name="T1518">string</text:span><text:span text:style-name="T1519"><text:s/></text:span><text:span text:style-name="T1520">name</text:span><text:span text:style-name="T1521">=</text:span><text:span text:style-name="T1522">"search_url_invalid"</text:span><text:span text:style-name="T1523">&gt;</text:span><text:span text:style-name="T1524">The URL you have entered is invalid.</text:span><text:span text:style-name="T1525">&lt;/</text:span><text:span text:style-name="T1526">string</text:span><text:span text:style-name="T1527">&gt;</text:span><text:span text:style-name="T1528"/></text:p>
      <text:p text:style-name="P18"><text:span text:style-name="T1529"><text:s text:c="4"/></text:span><text:span text:style-name="T1530">&lt;</text:span><text:span text:style-name="T1531">string</text:span><text:span text:style-name="T1532"><text:s/></text:span><text:span text:style-name="T1533">name</text:span><text:span text:style-name="T1534">=</text:span><text:span text:style-name="T1535">"search_connection_failure"</text:span><text:span text:style-name="T1536">&gt;</text:span><text:span text:style-name="T1537">Xin lỗi h</text:span><text:span text:style-name="T1538">ã</text:span><text:span text:style-name="T1539">y kiểm tra lại kết nối Internet</text:span><text:span text:style-name="T1540">&lt;/</text:span><text:span text:style-name="T1541">string</text:span><text:span text:style-name="T1542">&gt;</text:span><text:span text:style-name="T1543"/></text:p>
      <text:p text:style-name="P18"><text:span text:style-name="T1544"><text:s text:c="4"/></text:span><text:span text:style-name="T1545">&lt;</text:span><text:span text:style-name="T1546">string</text:span><text:span text:style-name="T1547"><text:s/></text:span><text:span text:style-name="T1548">name</text:span><text:span text:style-name="T1549">=</text:span><text:span text:style-name="T1550">"search_no_results"</text:span><text:span text:style-name="T1551">&gt;</text:span><text:span text:style-name="T1552">Xin lỗi,Kh</text:span><text:span text:style-name="T1553">ô</text:span><text:span text:style-name="T1554">ng t</text:span><text:span text:style-name="T1555">ì</text:span><text:span text:style-name="T1556">m thấy kết quả y</text:span><text:span text:style-name="T1557">ê</text:span><text:span text:style-name="T1558">u cầu</text:span><text:span text:style-name="T1559">&lt;/</text:span><text:span text:style-name="T1560">string</text:span><text:span text:style-name="T1561">&gt;</text:span><text:span text:style-name="T1562"/></text:p>
      <text:p text:style-name="P18"><text:span text:style-name="T1563"><text:s text:c="4"/></text:span><text:span text:style-name="T1564">&lt;</text:span><text:span text:style-name="T1565">string</text:span><text:span text:style-name="T1566"><text:s/></text:span><text:span text:style-name="T1567">name</text:span><text:span text:style-name="T1568">=</text:span><text:span text:style-name="T1569">"search_no_search_terms"</text:span><text:span text:style-name="T1570">&gt;</text:span><text:span text:style-name="T1571">H</text:span><text:span text:style-name="T1572">ã</text:span><text:span text:style-name="T1573">y nhập từ cần t</text:span><text:span text:style-name="T1574">ì</text:span><text:span text:style-name="T1575">m kiếm</text:span><text:span text:style-name="T1576">&lt;/</text:span><text:span text:style-name="T1577">string</text:span><text:span text:style-name="T1578">&gt;</text:span><text:span text:style-name="T1579"/></text:p>
      <text:p text:style-name="P18"><text:span text:style-name="T1580"><text:s text:c="8"/></text:span><text:span text:style-name="T1581"/></text:p>
      <text:p text:style-name="P18"><text:span text:style-name="T1582"><text:s text:c="4"/></text:span><text:span text:style-name="T1583">&lt;</text:span><text:span text:style-name="T1584">string</text:span><text:span text:style-name="T1585"><text:s/></text:span><text:span text:style-name="T1586">name</text:span><text:span text:style-name="T1587">=</text:span><text:span text:style-name="T1588">"login_no_name"</text:span><text:span text:style-name="T1589">&gt;</text:span><text:span text:style-name="T1590">Xin H</text:span><text:span text:style-name="T1591">ã</text:span><text:span text:style-name="T1592">y Nhập T</text:span><text:span text:style-name="T1593">ê</text:span><text:span text:style-name="T1594">n Ng</text:span><text:span text:style-name="T1595">ườ</text:span><text:span text:style-name="T1596">i Sử Dụng</text:span><text:span text:style-name="T1597">&lt;/</text:span><text:span text:style-name="T1598">string</text:span><text:span text:style-name="T1599">&gt;</text:span><text:span text:style-name="T1600"/></text:p>
      <text:p text:style-name="P18"><text:span text:style-name="T1601"><text:s text:c="4"/></text:span><text:span text:style-name="T1602">&lt;</text:span><text:span text:style-name="T1603">string</text:span><text:span text:style-name="T1604"><text:s/></text:span><text:span text:style-name="T1605">name</text:span><text:span text:style-name="T1606">=</text:span><text:span text:style-name="T1607">"login_no_password"</text:span><text:span text:style-name="T1608">&gt;</text:span><text:span text:style-name="T1609">Xin H</text:span><text:span text:style-name="T1610">ã</text:span><text:span text:style-name="T1611">y Nhập Mật Khẩu</text:span><text:span text:style-name="T1612">&lt;/</text:span><text:span text:style-name="T1613">string</text:span><text:span text:style-name="T1614">&gt;</text:span><text:span text:style-name="T1615"/></text:p>
      <text:p text:style-name="P18"><text:span text:style-name="T1616"><text:s text:c="4"/></text:span><text:span text:style-name="T1617">&lt;</text:span><text:span text:style-name="T1618">string</text:span><text:span text:style-name="T1619"><text:s/></text:span><text:span text:style-name="T1620">name</text:span><text:span text:style-name="T1621">=</text:span><text:span text:style-name="T1622">"auth_result_no_connection"</text:span><text:span text:style-name="T1623">&gt;</text:span><text:span text:style-name="T1624">Đị</text:span><text:span text:style-name="T1625">a Chỉ Server Kh</text:span><text:span text:style-name="T1626">ô</text:span><text:span text:style-name="T1627">ng<text:s/></text:span><text:span text:style-name="T1628">Đú</text:span><text:span text:style-name="T1629">ng</text:span><text:span text:style-name="T1630">&lt;/</text:span><text:span text:style-name="T1631">string</text:span><text:span text:style-name="T1632">&gt;</text:span><text:span text:style-name="T1633"/></text:p>
      <text:p text:style-name="P18"><text:span text:style-name="T1634"><text:s text:c="4"/></text:span><text:span text:style-name="T1635">&lt;</text:span><text:span text:style-name="T1636">string</text:span><text:span text:style-name="T1637"><text:s/></text:span><text:span text:style-name="T1638">name</text:span><text:span text:style-name="T1639">=</text:span><text:span text:style-name="T1640">"auth_result_success"</text:span><text:span text:style-name="T1641">&gt;</text:span><text:span text:style-name="T1642">X</text:span><text:span text:style-name="T1643">á</text:span><text:span text:style-name="T1644">c Nhận Th</text:span><text:span text:style-name="T1645">à</text:span><text:span text:style-name="T1646">nh C</text:span><text:span text:style-name="T1647">ô</text:span><text:span text:style-name="T1648">ng</text:span><text:span text:style-name="T1649">&lt;/</text:span><text:span text:style-name="T1650">string</text:span><text:span text:style-name="T1651">&gt;</text:span><text:span text:style-name="T1652"/></text:p>
      <text:p text:style-name="P18"><text:span text:style-name="T1653"><text:s text:c="4"/></text:span><text:span text:style-name="T1654">&lt;</text:span><text:span text:style-name="T1655">string</text:span><text:span text:style-name="T1656"><text:s/></text:span><text:span text:style-name="T1657">name</text:span><text:span text:style-name="T1658">=</text:span><text:span text:style-name="T1659">"auth_result_fail"</text:span><text:span text:style-name="T1660">&gt;</text:span><text:span text:style-name="T1661">X</text:span><text:span text:style-name="T1662">á</text:span><text:span text:style-name="T1663">c Nhận Thất Bại</text:span><text:span text:style-name="T1664">&lt;/</text:span><text:span text:style-name="T1665">string</text:span><text:span text:style-name="T1666">&gt;</text:span><text:span text:style-name="T1667"/></text:p>
      <text:p text:style-name="P18"><text:span text:style-name="T1668"><text:s text:c="2"/></text:span><text:span text:style-name="T1669"/></text:p>
      <text:p text:style-name="P18"><text:span text:style-name="T1670"><text:s text:c="4"/></text:span><text:span text:style-name="T1671">&lt;</text:span><text:span text:style-name="T1672">string</text:span><text:span text:style-name="T1673"><text:s/></text:span><text:span text:style-name="T1674">name</text:span><text:span text:style-name="T1675">=</text:span><text:span text:style-name="T1676">"place_hold_not_logged_in"</text:span><text:span text:style-name="T1677">&gt;</text:span><text:span text:style-name="T1678">Bạn Kh</text:span><text:span text:style-name="T1679">ô</text:span><text:span text:style-name="T1680">ng Thể<text:s/></text:span><text:span text:style-name="T1681">Đặ</text:span><text:span text:style-name="T1682">t L</text:span><text:span text:style-name="T1683">ê</text:span><text:span text:style-name="T1684">n Gi</text:span><text:span text:style-name="T1685">á</text:span><text:span text:style-name="T1686"><text:s/>Nếu Ch</text:span><text:span text:style-name="T1687">ư</text:span><text:span text:style-name="T1688">a<text:s/></text:span><text:span text:style-name="T1689">Đă</text:span><text:span text:style-name="T1690">ng Nhập</text:span><text:span text:style-name="T1691">&lt;/</text:span><text:span text:style-name="T1692">string</text:span><text:span text:style-name="T1693">&gt;</text:span><text:span text:style-name="T1694"/></text:p>
      <text:p text:style-name="P18"><text:span text:style-name="T1695"><text:s text:c="4"/></text:span><text:span text:style-name="T1696">&lt;</text:span><text:span text:style-name="T1697">string</text:span><text:span text:style-name="T1698"><text:s/></text:span><text:span text:style-name="T1699">name</text:span><text:span text:style-name="T1700">=</text:span><text:span text:style-name="T1701">"place_hold_on_nothing"</text:span><text:span text:style-name="T1702">&gt;</text:span><text:span text:style-name="T1703">Xin Lỗi.C</text:span><text:span text:style-name="T1704">ó</text:span><text:span text:style-name="T1705"><text:s/>Lỗi Xảy Ra Với Y</text:span><text:span text:style-name="T1706">ê</text:span><text:span text:style-name="T1707">u Cầu Của Bạn</text:span><text:span text:style-name="T1708">&lt;/</text:span><text:span text:style-name="T1709">string</text:span><text:span text:style-name="T1710">&gt;</text:span><text:span text:style-name="T1711"/></text:p>
      <text:p text:style-name="P18"><text:span text:style-name="T1711"/></text:p>
      <text:p text:style-name="P18"><text:span text:style-name="T1712"><text:s text:c="4"/></text:span><text:span text:style-name="T1713">&lt;</text:span><text:span text:style-name="T1714">string</text:span><text:span text:style-name="T1715"><text:s/></text:span><text:span text:style-name="T1716">name</text:span><text:span text:style-name="T1717">=</text:span><text:span text:style-name="T1718">"load_config_download_error"</text:span><text:span text:style-name="T1719">&gt;</text:span><text:span text:style-name="T1720">Sorry there was an error downloading the configuration file.</text:span><text:span text:style-name="T1721">&lt;/</text:span><text:span text:style-name="T1722">string</text:span><text:span text:style-name="T1723">&gt;</text:span><text:span text:style-name="T1724"/></text:p>
      <text:p text:style-name="P18"><text:span text:style-name="T1725"><text:s text:c="4"/></text:span><text:span text:style-name="T1726">&lt;</text:span><text:span text:style-name="T1727">string</text:span><text:span text:style-name="T1728"><text:s/></text:span><text:span text:style-name="T1729">name</text:span><text:span text:style-name="T1730">=</text:span><text:span text:style-name="T1731">"load_config_error"</text:span><text:span text:style-name="T1732">&gt;</text:span><text:span text:style-name="T1733">Sorry there was an error parsing the configuration file.</text:span><text:span text:style-name="T1734">&lt;/</text:span><text:span text:style-name="T1735">string</text:span><text:span text:style-name="T1736">&gt;</text:span><text:span text:style-name="T1737"/></text:p>
      <text:p text:style-name="P18"><text:span text:style-name="T1738"><text:s text:c="4"/></text:span><text:span text:style-name="T1739">&lt;</text:span><text:span text:style-name="T1740">string</text:span><text:span text:style-name="T1741"><text:s/></text:span><text:span text:style-name="T1742">name</text:span><text:span text:style-name="T1743">=</text:span><text:span text:style-name="T1744">"load_config_success"</text:span><text:span text:style-name="T1745">&gt;</text:span><text:span text:style-name="T1746">Successfully loaded the configuration file.</text:span><text:span text:style-name="T1747">&lt;/</text:span><text:span text:style-name="T1748">string</text:span><text:span text:style-name="T1749">&gt;</text:span><text:span text:style-name="T1750"/></text:p>
      <text:p text:style-name="P18"><text:span text:style-name="T1751"><text:s text:c="4"/></text:span><text:span text:style-name="T1752">&lt;</text:span><text:span text:style-name="T1753">string</text:span><text:span text:style-name="T1754"><text:s/></text:span><text:span text:style-name="T1755">name</text:span><text:span text:style-name="T1756">=</text:span><text:span text:style-name="T1757">"scan_not_available"</text:span><text:span text:style-name="T1758">&gt;</text:span><text:span text:style-name="T1759">Xin Lỗi,Bạn Phải C</text:span><text:span text:style-name="T1760">à</text:span><text:span text:style-name="T1761">i<text:s/></text:span><text:span text:style-name="T1762">Đặ</text:span><text:span text:style-name="T1763">t ZXing Barcode Scanner<text:s/></text:span><text:span text:style-name="T1764">Để</text:span><text:span text:style-name="T1765"><text:s/>D</text:span><text:span text:style-name="T1766">ù</text:span><text:span text:style-name="T1767">ng Chức N</text:span><text:span text:style-name="T1768">ă</text:span><text:span text:style-name="T1769">ng N</text:span><text:span text:style-name="T1770">à</text:span><text:span text:style-name="T1771">y.</text:span><text:span text:style-name="T1772">&lt;/</text:span><text:span text:style-name="T1773">string</text:span><text:span text:style-name="T1774">&gt;</text:span><text:span text:style-name="T1775"/></text:p>
      <text:p text:style-name="P18"><text:span text:style-name="T1776"><text:s text:c="4"/></text:span><text:span text:style-name="T1777">&lt;</text:span><text:span text:style-name="T1778">string</text:span><text:span text:style-name="T1779"><text:s/></text:span><text:span text:style-name="T1780">name</text:span><text:span text:style-name="T1781">=</text:span><text:span text:style-name="T1782">"cover_dec"</text:span><text:span text:style-name="T1783">&gt;</text:span><text:span text:style-name="T1784">cover</text:span><text:span text:style-name="T1785">&lt;/</text:span><text:span text:style-name="T1786">string</text:span><text:span text:style-name="T1787">&gt;</text:span><text:span text:style-name="T1788"/></text:p>
      <text:p text:style-name="P18"><text:span text:style-name="T1789"><text:s text:c="4"/></text:span><text:span text:style-name="T1790">&lt;</text:span><text:span text:style-name="T1791">string</text:span><text:span text:style-name="T1792"><text:s/></text:span><text:span text:style-name="T1793">name</text:span><text:span text:style-name="T1794">=</text:span><text:span text:style-name="T1795">"pref_show_image_key"</text:span><text:span text:style-name="T1796">&gt;</text:span><text:span text:style-name="T1797">show.image</text:span><text:span text:style-name="T1798">&lt;/</text:span><text:span text:style-name="T1799">string</text:span><text:span text:style-name="T1800">&gt;</text:span><text:span text:style-name="T1801"/></text:p>
      <text:p text:style-name="P18"><text:span text:style-name="T1802"><text:s text:c="4"/></text:span><text:span text:style-name="T1803">&lt;</text:span><text:span text:style-name="T1804">string</text:span><text:span text:style-name="T1805"><text:s/></text:span><text:span text:style-name="T1806">name</text:span><text:span text:style-name="T1807">=</text:span><text:span text:style-name="T1808">"pref_show_image_title"</text:span><text:span text:style-name="T1809">&gt;</text:span><text:span text:style-name="T1810">Show images in search</text:span><text:span text:style-name="T1811">&lt;/</text:span><text:span text:style-name="T1812">string</text:span><text:span text:style-name="T1813">&gt;</text:span><text:span text:style-name="T1814"/></text:p>
      <text:p text:style-name="P18"><text:span text:style-name="T1815"><text:s text:c="4"/></text:span><text:span text:style-name="T1816">&lt;</text:span><text:span text:style-name="T1817">string</text:span><text:span text:style-name="T1818"><text:s/></text:span><text:span text:style-name="T1819">name</text:span><text:span text:style-name="T1820">=</text:span><text:span text:style-name="T1821">"pref_show_image_summary"</text:span><text:span text:style-name="T1822">&gt;</text:span><text:span text:style-name="T1823">Show images in search</text:span><text:span text:style-name="T1824">&lt;/</text:span><text:span text:style-name="T1825">string</text:span><text:span text:style-name="T1826">&gt;</text:span><text:span text:style-name="T1827"/></text:p>
      <text:p text:style-name="P18"><text:span text:style-name="T1828"><text:s text:c="4"/></text:span><text:span text:style-name="T1829">&lt;</text:span><text:span text:style-name="T1830">string</text:span><text:span text:style-name="T1831"><text:s/></text:span><text:span text:style-name="T1832">name</text:span><text:span text:style-name="T1833">=</text:span><text:span text:style-name="T1834">"pref_limit_items_key"</text:span><text:span text:style-name="T1835">&gt;</text:span><text:span text:style-name="T1836">limit.items</text:span><text:span text:style-name="T1837">&lt;/</text:span><text:span text:style-name="T1838">string</text:span><text:span text:style-name="T1839">&gt;</text:span><text:span text:style-name="T1840"/></text:p>
      <text:p text:style-name="P18"><text:span text:style-name="T1841"><text:s text:c="4"/></text:span><text:span text:style-name="T1842">&lt;</text:span><text:span text:style-name="T1843">string</text:span><text:span text:style-name="T1844"><text:s/></text:span><text:span text:style-name="T1845">name</text:span><text:span text:style-name="T1846">=</text:span><text:span text:style-name="T1847">"pref_limit_items_title"</text:span><text:span text:style-name="T1848">&gt;</text:span><text:span text:style-name="T1849">Giới Hạn Mở Mục</text:span><text:span text:style-name="T1850">&lt;/</text:span><text:span text:style-name="T1851">string</text:span><text:span text:style-name="T1852">&gt;</text:span><text:span text:style-name="T1853"/></text:p>
      <text:p text:style-name="P18"><text:span text:style-name="T1854"><text:s text:c="4"/></text:span><text:span text:style-name="T1855">&lt;</text:span><text:span text:style-name="T1856">string</text:span><text:span text:style-name="T1857"><text:s/></text:span><text:span text:style-name="T1858">name</text:span><text:span text:style-name="T1859">=</text:span><text:span text:style-name="T1860">"pref_limit_items_summary"</text:span><text:span text:style-name="T1861">&gt;</text:span><text:span text:style-name="T1862">Mỗi Lần T</text:span><text:span text:style-name="T1863">ì</text:span><text:span text:style-name="T1864">m Chỉ Mở<text:s/></text:span><text:span text:style-name="T1865">Đượ</text:span><text:span text:style-name="T1866">c Một Mục</text:span><text:span text:style-name="T1867">&lt;/</text:span><text:span text:style-name="T1868">string</text:span><text:span text:style-name="T1869">&gt;</text:span><text:span text:style-name="T1870"/></text:p>
      <text:p text:style-name="P18"><text:span text:style-name="T1871"><text:s text:c="4"/></text:span><text:span text:style-name="T1872">&lt;</text:span><text:span text:style-name="T1873">string</text:span><text:span text:style-name="T1874"><text:s/></text:span><text:span text:style-name="T1875">name</text:span><text:span text:style-name="T1876">=</text:span><text:span text:style-name="T1877">"invalid_data_error"</text:span><text:span text:style-name="T1878">&gt;</text:span><text:span text:style-name="T1879">The data found was too short</text:span><text:span text:style-name="T1880">&lt;/</text:span><text:span text:style-name="T1881">string</text:span><text:span text:style-name="T1882">&gt;</text:span><text:span text:style-name="T1883"/></text:p>
      <text:p text:style-name="P18"><text:span text:style-name="T1884"><text:s text:c="4"/></text:span><text:span text:style-name="T1885">&lt;</text:span><text:span text:style-name="T1886">string</text:span><text:span text:style-name="T1887"><text:s/></text:span><text:span text:style-name="T1888">name</text:span><text:span text:style-name="T1889">=</text:span><text:span text:style-name="T1890">"my_books"</text:span><text:span text:style-name="T1891">&gt;</text:span><text:span text:style-name="T1892">My Books</text:span><text:span text:style-name="T1893">&lt;/</text:span><text:span text:style-name="T1894">string</text:span><text:span text:style-name="T1895">&gt;</text:span><text:span text:style-name="T1896"/></text:p>
      <text:p text:style-name="P18"><text:span text:style-name="T1897"><text:s text:c="4"/></text:span><text:span text:style-name="T1898">&lt;</text:span><text:span text:style-name="T1899">string</text:span><text:span text:style-name="T1900"><text:s/></text:span><text:span text:style-name="T1901">name</text:span><text:span text:style-name="T1902">=</text:span><text:span text:style-name="T1903">"ils_disabled_error"</text:span><text:span text:style-name="T1904">&gt;</text:span><text:span text:style-name="T1905">Sorry, Your Koha does not allow that operation</text:span><text:span text:style-name="T1906">&lt;/</text:span><text:span text:style-name="T1907">string</text:span><text:span text:style-name="T1908">&gt;</text:span><text:span text:style-name="T1909"/></text:p>
      <text:p text:style-name="P18"><text:span text:style-name="T1910"><text:s text:c="4"/></text:span><text:span text:style-name="T1911">&lt;</text:span><text:span text:style-name="T1912">string</text:span><text:span text:style-name="T1913"><text:s/></text:span><text:span text:style-name="T1914">name</text:span><text:span text:style-name="T1915">=</text:span><text:span text:style-name="T1916">"book_list_load_error"</text:span><text:span text:style-name="T1917">&gt;</text:span><text:span text:style-name="T1918">Error Loading My Books</text:span><text:span text:style-name="T1919">&lt;/</text:span><text:span text:style-name="T1920">string</text:span><text:span text:style-name="T1921">&gt;</text:span><text:span text:style-name="T1922"/></text:p>
      <text:p text:style-name="P18"><text:span text:style-name="T1923"><text:s text:c="4"/></text:span><text:span text:style-name="T1924">&lt;</text:span><text:span text:style-name="T1925">string</text:span><text:span text:style-name="T1926"><text:s/></text:span><text:span text:style-name="T1927">name</text:span><text:span text:style-name="T1928">=</text:span><text:span text:style-name="T1929">"menu_refresh"</text:span><text:span text:style-name="T1930">&gt;</text:span><text:span text:style-name="T1931">Refresh</text:span><text:span text:style-name="T1932">&lt;/</text:span><text:span text:style-name="T1933">string</text:span><text:span text:style-name="T1934">&gt;</text:span><text:span text:style-name="T1935"/></text:p>
      <text:p text:style-name="P18"><text:span text:style-name="T1936"><text:s text:c="4"/></text:span><text:span text:style-name="T1937">&lt;</text:span><text:span text:style-name="T1938">string</text:span><text:span text:style-name="T1939"><text:s/></text:span><text:span text:style-name="T1940">name</text:span><text:span text:style-name="T1941">=</text:span><text:span text:style-name="T1942">"no_library_branch_defined"</text:span><text:span text:style-name="T1943">&gt;</text:span><text:span text:style-name="T1944">(No Library Branch is defined)</text:span><text:span text:style-name="T1945">&lt;/</text:span><text:span text:style-name="T1946">string</text:span><text:span text:style-name="T1947">&gt;</text:span><text:span text:style-name="T1948"/></text:p>
      <text:p text:style-name="P18"><text:span text:style-name="T1949"><text:s text:c="4"/></text:span><text:span text:style-name="T1950">&lt;</text:span><text:span text:style-name="T1951">string</text:span><text:span text:style-name="T1952"><text:s/></text:span><text:span text:style-name="T1953">name</text:span><text:span text:style-name="T1954">=</text:span><text:span text:style-name="T1955">"view_more_details"</text:span><text:span text:style-name="T1956">&gt;</text:span><text:span text:style-name="T1957">Xem Chi Tiết</text:span><text:span text:style-name="T1958">&lt;/</text:span><text:span text:style-name="T1959">string</text:span><text:span text:style-name="T1960">&gt;</text:span><text:span text:style-name="T1961"/></text:p>
      <text:p text:style-name="P18"><text:span text:style-name="T1962">&lt;/</text:span><text:span text:style-name="T1963">resources</text:span><text:span text:style-name="T1964">&gt;</text:span><text:span text:style-name="T1965"/></text:p>
      <text:p text:style-name="P19"><text:span text:style-name="T1966"/></text:p>
      <text:p text:style-name="P19"><text:span text:style-name="T1967"/></text:p>
      <text:p text:style-name="P19"><text:span text:style-name="T1967"/></text:p>
      <text:p text:style-name="P20"><text:span text:style-name="T1968">Step 4<text:s text:c="4"/></text:span><text:span text:style-name="T1969">Chạy trên<text:s/></text:span><text:span text:style-name="T1970">Android emulator<text:s/></text:span><text:span text:style-name="T1971">để</text:span><text:span text:style-name="T1972"><text:s/>kiểm tra kết quả</text:span><text:span text:style-name="T1973"/></text:p>
      <text:p text:style-name="P20"><text:span text:style-name="T1974"/></text:p>
      <text:p text:style-name="P20"><text:span text:style-name="T1974"/></text:p>
      <text:p text:style-name="P21"><text:span text:style-name="T197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